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4cm"/>
    </style:style>
    <style:style style:name="co2" style:family="table-column">
      <style:table-column-properties fo:break-before="auto" style:column-width="13.982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2.006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09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924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3cm" fo:break-before="auto" style:use-optimal-row-height="false"/>
    </style:style>
    <style:style style:name="ro8" style:family="table-row">
      <style:table-row-properties style:row-height="0.5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Planejador_20_de_20_Projetos">
      <style:table-properties table:display="true" style:writing-mode="lr-tb" table:tab-color="#735773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Title">
      <style:table-cell-properties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Corbel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ce63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order-left="none" fo:border-right="none" style:rotation-align="none" fo:border-top="non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Atividade">
      <style:table-cell-properties fo:background-color="#e6e2da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" style:family="table-cell" style:parent-style-name="Atividade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826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Atividade">
      <style:table-cell-properties fo:background-color="#f2f2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13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Atividade">
      <style:table-cell-properties style:cell-protect="protected" style:print-content="true" style:diagonal-bl-tr="none" style:diagonal-tl-br="none" fo:border="none" style:rotation-align="none"/>
    </style:style>
    <style:style style:name="ce11" style:family="table-cell" style:parent-style-name="Excel_20_Built-in_20_Heading_20_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order-left="none" fo:border-right="none" style:rotation-align="none" fo:border-top="non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6e2da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e6e2da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2f2f2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" style:family="table-cell" style:parent-style-name="Excel_20_Built-in_20_Heading_20_3">
      <style:table-cell-properties fo:border-bottom="0.74pt solid #73577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Excel_20_Built-in_20_Heading_20_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0" style:family="table-cell" style:parent-style-name="Excel_20_Built-in_20_Heading_20_3">
      <style:table-cell-properties fo:border-bottom="0.74pt solid #73577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e6e2d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background-color="#e6e2d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Atividade">
      <style:table-cell-properties fo:background-color="#f2f2f2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Porcentagem_20_concluída">
      <style:table-cell-properties fo:background-color="#e6e2da"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2" style:family="table-cell" style:parent-style-name="Porcentagem_20_concluída">
      <style:table-cell-properties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Porcentagem_20_concluída">
      <style:table-cell-properties fo:background-color="#f2f2f2"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Porcentagem_20_concluída">
      <style:table-cell-properties style:cell-protect="protected" style:print-content="true" style:diagonal-bl-tr="none" style:diagonal-tl-br="none" fo:border="none" style:rotation-align="none"/>
    </style:style>
    <style:style style:name="ce35" style:family="table-cell" style:parent-style-name="Excel_20_Built-in_20_Heading_20_4">
      <style:table-cell-properties style:cell-protect="protected" style:print-content="true" style:rotation-align="non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Títulos_20_de_20_Períodos">
      <style:table-cell-properties style:cell-protect="protected" style:print-content="true" style:rotation-align="none"/>
      <style:map style:condition="is-true-formula([.I$3]=período_selecionado)" style:apply-style-name="ConditionalStyle_5f_9" style:base-cell-address="'Planejador de Projetos'.I3"/>
    </style:style>
    <style:style style:name="ce37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0" style:base-cell-address="'Planejador de Projetos'.I11"/>
      <style:map style:condition="is-true-formula(PercentualConcluídoAlém)" style:apply-style-name="ConditionalStyle_5f_11" style:base-cell-address="'Planejador de Projetos'.I11"/>
      <style:map style:condition="is-true-formula(Real)" style:apply-style-name="ConditionalStyle_5f_12" style:base-cell-address="'Planejador de Projetos'.I11"/>
      <style:map style:condition="is-true-formula(RealAlém)" style:apply-style-name="ConditionalStyle_5f_13" style:base-cell-address="'Planejador de Projetos'.I11"/>
      <style:map style:condition="is-true-formula(Plano)" style:apply-style-name="ConditionalStyle_5f_14" style:base-cell-address="'Planejador de Projetos'.I11"/>
      <style:map style:condition="is-true-formula([.I$3]=período_selecionado)" style:apply-style-name="ConditionalStyle_5f_15" style:base-cell-address="'Planejador de Projetos'.I11"/>
      <style:map style:condition="is-true-formula(MOD(COLUMN();2))" style:apply-style-name="ConditionalStyle_5f_16" style:base-cell-address="'Planejador de Projetos'.I11"/>
      <style:map style:condition="is-true-formula(MOD(COLUMN();2)=0)" style:apply-style-name="ConditionalStyle_5f_17" style:base-cell-address="'Planejador de Projetos'.I11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0" style:base-cell-address="'Planejador de Projetos'.I11"/>
      <style:map style:condition="is-true-formula(PercentualConcluídoAlém)" style:apply-style-name="ConditionalStyle_5f_11" style:base-cell-address="'Planejador de Projetos'.I11"/>
      <style:map style:condition="is-true-formula(Real)" style:apply-style-name="ConditionalStyle_5f_12" style:base-cell-address="'Planejador de Projetos'.I11"/>
      <style:map style:condition="is-true-formula(RealAlém)" style:apply-style-name="ConditionalStyle_5f_13" style:base-cell-address="'Planejador de Projetos'.I11"/>
      <style:map style:condition="is-true-formula(Plano)" style:apply-style-name="ConditionalStyle_5f_14" style:base-cell-address="'Planejador de Projetos'.I11"/>
      <style:map style:condition="is-true-formula([.I$3]=período_selecionado)" style:apply-style-name="ConditionalStyle_5f_15" style:base-cell-address="'Planejador de Projetos'.I11"/>
      <style:map style:condition="is-true-formula(MOD(COLUMN();2))" style:apply-style-name="ConditionalStyle_5f_16" style:base-cell-address="'Planejador de Projetos'.I11"/>
      <style:map style:condition="is-true-formula(MOD(COLUMN();2)=0)" style:apply-style-name="ConditionalStyle_5f_17" style:base-cell-address="'Planejador de Projetos'.I11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90" style:base-cell-address="'Planejador de Projetos'.I14"/>
      <style:map style:condition="is-true-formula(PercentualConcluídoAlém)" style:apply-style-name="ConditionalStyle_5f_91" style:base-cell-address="'Planejador de Projetos'.I14"/>
      <style:map style:condition="is-true-formula(Real)" style:apply-style-name="ConditionalStyle_5f_92" style:base-cell-address="'Planejador de Projetos'.I14"/>
      <style:map style:condition="is-true-formula(RealAlém)" style:apply-style-name="ConditionalStyle_5f_93" style:base-cell-address="'Planejador de Projetos'.I14"/>
      <style:map style:condition="is-true-formula(Plano)" style:apply-style-name="ConditionalStyle_5f_94" style:base-cell-address="'Planejador de Projetos'.I14"/>
      <style:map style:condition="is-true-formula([.I$3]=período_selecionado)" style:apply-style-name="ConditionalStyle_5f_95" style:base-cell-address="'Planejador de Projetos'.I14"/>
      <style:map style:condition="is-true-formula(MOD(COLUMN();2))" style:apply-style-name="ConditionalStyle_5f_96" style:base-cell-address="'Planejador de Projetos'.I14"/>
      <style:map style:condition="is-true-formula(MOD(COLUMN();2)=0)" style:apply-style-name="ConditionalStyle_5f_97" style:base-cell-address="'Planejador de Projetos'.I14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42" style:base-cell-address="'Planejador de Projetos'.I54"/>
      <style:map style:condition="is-true-formula(PercentualConcluídoAlém)" style:apply-style-name="ConditionalStyle_5f_43" style:base-cell-address="'Planejador de Projetos'.I54"/>
      <style:map style:condition="is-true-formula(Real)" style:apply-style-name="ConditionalStyle_5f_44" style:base-cell-address="'Planejador de Projetos'.I54"/>
      <style:map style:condition="is-true-formula(RealAlém)" style:apply-style-name="ConditionalStyle_5f_45" style:base-cell-address="'Planejador de Projetos'.I54"/>
      <style:map style:condition="is-true-formula(Plano)" style:apply-style-name="ConditionalStyle_5f_46" style:base-cell-address="'Planejador de Projetos'.I54"/>
      <style:map style:condition="is-true-formula([.I$3]=período_selecionado)" style:apply-style-name="ConditionalStyle_5f_47" style:base-cell-address="'Planejador de Projetos'.I54"/>
      <style:map style:condition="is-true-formula(MOD(COLUMN();2))" style:apply-style-name="ConditionalStyle_5f_48" style:base-cell-address="'Planejador de Projetos'.I54"/>
      <style:map style:condition="is-true-formula(MOD(COLUMN();2)=0)" style:apply-style-name="ConditionalStyle_5f_49" style:base-cell-address="'Planejador de Projetos'.I54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34" style:base-cell-address="'Planejador de Projetos'.I61"/>
      <style:map style:condition="is-true-formula(PercentualConcluídoAlém)" style:apply-style-name="ConditionalStyle_5f_35" style:base-cell-address="'Planejador de Projetos'.I61"/>
      <style:map style:condition="is-true-formula(Real)" style:apply-style-name="ConditionalStyle_5f_36" style:base-cell-address="'Planejador de Projetos'.I61"/>
      <style:map style:condition="is-true-formula(RealAlém)" style:apply-style-name="ConditionalStyle_5f_37" style:base-cell-address="'Planejador de Projetos'.I61"/>
      <style:map style:condition="is-true-formula(Plano)" style:apply-style-name="ConditionalStyle_5f_38" style:base-cell-address="'Planejador de Projetos'.I61"/>
      <style:map style:condition="is-true-formula([.I$3]=período_selecionado)" style:apply-style-name="ConditionalStyle_5f_39" style:base-cell-address="'Planejador de Projetos'.I61"/>
      <style:map style:condition="is-true-formula(MOD(COLUMN();2))" style:apply-style-name="ConditionalStyle_5f_40" style:base-cell-address="'Planejador de Projetos'.I61"/>
      <style:map style:condition="is-true-formula(MOD(COLUMN();2)=0)" style:apply-style-name="ConditionalStyle_5f_41" style:base-cell-address="'Planejador de Projetos'.I61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34" style:base-cell-address="'Planejador de Projetos'.I61"/>
      <style:map style:condition="is-true-formula(PercentualConcluídoAlém)" style:apply-style-name="ConditionalStyle_5f_35" style:base-cell-address="'Planejador de Projetos'.I61"/>
      <style:map style:condition="is-true-formula(Real)" style:apply-style-name="ConditionalStyle_5f_36" style:base-cell-address="'Planejador de Projetos'.I61"/>
      <style:map style:condition="is-true-formula(RealAlém)" style:apply-style-name="ConditionalStyle_5f_37" style:base-cell-address="'Planejador de Projetos'.I61"/>
      <style:map style:condition="is-true-formula(Plano)" style:apply-style-name="ConditionalStyle_5f_38" style:base-cell-address="'Planejador de Projetos'.I61"/>
      <style:map style:condition="is-true-formula([.I$3]=período_selecionado)" style:apply-style-name="ConditionalStyle_5f_39" style:base-cell-address="'Planejador de Projetos'.I61"/>
      <style:map style:condition="is-true-formula(MOD(COLUMN();2))" style:apply-style-name="ConditionalStyle_5f_40" style:base-cell-address="'Planejador de Projetos'.I61"/>
      <style:map style:condition="is-true-formula(MOD(COLUMN();2)=0)" style:apply-style-name="ConditionalStyle_5f_41" style:base-cell-address="'Planejador de Projetos'.I61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22" style:base-cell-address="'Planejador de Projetos'.I89"/>
      <style:map style:condition="is-true-formula(PercentualConcluídoAlém)" style:apply-style-name="ConditionalStyle_5f_123" style:base-cell-address="'Planejador de Projetos'.I89"/>
      <style:map style:condition="is-true-formula(Real)" style:apply-style-name="ConditionalStyle_5f_124" style:base-cell-address="'Planejador de Projetos'.I89"/>
      <style:map style:condition="is-true-formula(RealAlém)" style:apply-style-name="ConditionalStyle_5f_125" style:base-cell-address="'Planejador de Projetos'.I89"/>
      <style:map style:condition="is-true-formula(Plano)" style:apply-style-name="ConditionalStyle_5f_126" style:base-cell-address="'Planejador de Projetos'.I89"/>
      <style:map style:condition="is-true-formula([.I$3]=período_selecionado)" style:apply-style-name="ConditionalStyle_5f_127" style:base-cell-address="'Planejador de Projetos'.I89"/>
      <style:map style:condition="is-true-formula(MOD(COLUMN();2))" style:apply-style-name="ConditionalStyle_5f_128" style:base-cell-address="'Planejador de Projetos'.I89"/>
      <style:map style:condition="is-true-formula(MOD(COLUMN();2)=0)" style:apply-style-name="ConditionalStyle_5f_129" style:base-cell-address="'Planejador de Projetos'.I89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50" style:base-cell-address="'Planejador de Projetos'.I90"/>
      <style:map style:condition="is-true-formula(PercentualConcluídoAlém)" style:apply-style-name="ConditionalStyle_5f_51" style:base-cell-address="'Planejador de Projetos'.I90"/>
      <style:map style:condition="is-true-formula(Real)" style:apply-style-name="ConditionalStyle_5f_52" style:base-cell-address="'Planejador de Projetos'.I90"/>
      <style:map style:condition="is-true-formula(RealAlém)" style:apply-style-name="ConditionalStyle_5f_53" style:base-cell-address="'Planejador de Projetos'.I90"/>
      <style:map style:condition="is-true-formula(Plano)" style:apply-style-name="ConditionalStyle_5f_54" style:base-cell-address="'Planejador de Projetos'.I90"/>
      <style:map style:condition="is-true-formula([.I$3]=período_selecionado)" style:apply-style-name="ConditionalStyle_5f_55" style:base-cell-address="'Planejador de Projetos'.I90"/>
      <style:map style:condition="is-true-formula(MOD(COLUMN();2))" style:apply-style-name="ConditionalStyle_5f_56" style:base-cell-address="'Planejador de Projetos'.I90"/>
      <style:map style:condition="is-true-formula(MOD(COLUMN();2)=0)" style:apply-style-name="ConditionalStyle_5f_57" style:base-cell-address="'Planejador de Projetos'.I90"/>
    </style:style>
    <style:style style:name="ce5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58" style:base-cell-address="'Planejador de Projetos'.I98"/>
      <style:map style:condition="is-true-formula(PercentualConcluídoAlém)" style:apply-style-name="ConditionalStyle_5f_59" style:base-cell-address="'Planejador de Projetos'.I98"/>
      <style:map style:condition="is-true-formula(Real)" style:apply-style-name="ConditionalStyle_5f_60" style:base-cell-address="'Planejador de Projetos'.I98"/>
      <style:map style:condition="is-true-formula(RealAlém)" style:apply-style-name="ConditionalStyle_5f_61" style:base-cell-address="'Planejador de Projetos'.I98"/>
      <style:map style:condition="is-true-formula(Plano)" style:apply-style-name="ConditionalStyle_5f_62" style:base-cell-address="'Planejador de Projetos'.I98"/>
      <style:map style:condition="is-true-formula([.I$3]=período_selecionado)" style:apply-style-name="ConditionalStyle_5f_63" style:base-cell-address="'Planejador de Projetos'.I98"/>
      <style:map style:condition="is-true-formula(MOD(COLUMN();2))" style:apply-style-name="ConditionalStyle_5f_64" style:base-cell-address="'Planejador de Projetos'.I98"/>
      <style:map style:condition="is-true-formula(MOD(COLUMN();2)=0)" style:apply-style-name="ConditionalStyle_5f_65" style:base-cell-address="'Planejador de Projetos'.I98"/>
    </style:style>
    <style:style style:name="ce51" style:family="table-cell" style:parent-style-name="Títulos_20_de_20_Projeto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82" style:base-cell-address="'Planejador de Projetos'.S14"/>
      <style:map style:condition="is-true-formula(PercentualConcluídoAlém)" style:apply-style-name="ConditionalStyle_5f_83" style:base-cell-address="'Planejador de Projetos'.S14"/>
      <style:map style:condition="is-true-formula(Real)" style:apply-style-name="ConditionalStyle_5f_84" style:base-cell-address="'Planejador de Projetos'.S14"/>
      <style:map style:condition="is-true-formula(RealAlém)" style:apply-style-name="ConditionalStyle_5f_85" style:base-cell-address="'Planejador de Projetos'.S14"/>
      <style:map style:condition="is-true-formula(Plano)" style:apply-style-name="ConditionalStyle_5f_86" style:base-cell-address="'Planejador de Projetos'.S14"/>
      <style:map style:condition="is-true-formula([.S$3]=período_selecionado)" style:apply-style-name="ConditionalStyle_5f_87" style:base-cell-address="'Planejador de Projetos'.S14"/>
      <style:map style:condition="is-true-formula(MOD(COLUMN();2))" style:apply-style-name="ConditionalStyle_5f_88" style:base-cell-address="'Planejador de Projetos'.S14"/>
      <style:map style:condition="is-true-formula(MOD(COLUMN();2)=0)" style:apply-style-name="ConditionalStyle_5f_89" style:base-cell-address="'Planejador de Projetos'.S14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14" style:base-cell-address="'Planejador de Projetos'.S89"/>
      <style:map style:condition="is-true-formula(PercentualConcluídoAlém)" style:apply-style-name="ConditionalStyle_5f_115" style:base-cell-address="'Planejador de Projetos'.S89"/>
      <style:map style:condition="is-true-formula(Real)" style:apply-style-name="ConditionalStyle_5f_116" style:base-cell-address="'Planejador de Projetos'.S89"/>
      <style:map style:condition="is-true-formula(RealAlém)" style:apply-style-name="ConditionalStyle_5f_117" style:base-cell-address="'Planejador de Projetos'.S89"/>
      <style:map style:condition="is-true-formula(Plano)" style:apply-style-name="ConditionalStyle_5f_118" style:base-cell-address="'Planejador de Projetos'.S89"/>
      <style:map style:condition="is-true-formula([.S$3]=período_selecionado)" style:apply-style-name="ConditionalStyle_5f_119" style:base-cell-address="'Planejador de Projetos'.S89"/>
      <style:map style:condition="is-true-formula(MOD(COLUMN();2))" style:apply-style-name="ConditionalStyle_5f_120" style:base-cell-address="'Planejador de Projetos'.S89"/>
      <style:map style:condition="is-true-formula(MOD(COLUMN();2)=0)" style:apply-style-name="ConditionalStyle_5f_121" style:base-cell-address="'Planejador de Projetos'.S89"/>
    </style:style>
    <style:style style:name="ce57" style:family="table-cell" style:parent-style-name="Default">
      <style:table-cell-properties style:rotation-align="none"/>
    </style:style>
    <style:style style:name="ce5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59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82" style:base-cell-address="'Planejador de Projetos'.S14"/>
      <style:map style:condition="is-true-formula(PercentualConcluídoAlém)" style:apply-style-name="ConditionalStyle_5f_83" style:base-cell-address="'Planejador de Projetos'.S14"/>
      <style:map style:condition="is-true-formula(Real)" style:apply-style-name="ConditionalStyle_5f_84" style:base-cell-address="'Planejador de Projetos'.S14"/>
      <style:map style:condition="is-true-formula(RealAlém)" style:apply-style-name="ConditionalStyle_5f_85" style:base-cell-address="'Planejador de Projetos'.S14"/>
      <style:map style:condition="is-true-formula(Plano)" style:apply-style-name="ConditionalStyle_5f_86" style:base-cell-address="'Planejador de Projetos'.S14"/>
      <style:map style:condition="is-true-formula([.S$3]=período_selecionado)" style:apply-style-name="ConditionalStyle_5f_87" style:base-cell-address="'Planejador de Projetos'.S14"/>
      <style:map style:condition="is-true-formula(MOD(COLUMN();2))" style:apply-style-name="ConditionalStyle_5f_88" style:base-cell-address="'Planejador de Projetos'.S14"/>
      <style:map style:condition="is-true-formula(MOD(COLUMN();2)=0)" style:apply-style-name="ConditionalStyle_5f_89" style:base-cell-address="'Planejador de Projetos'.S14"/>
    </style:style>
    <style:style style:name="ce6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61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14" style:base-cell-address="'Planejador de Projetos'.S89"/>
      <style:map style:condition="is-true-formula(PercentualConcluídoAlém)" style:apply-style-name="ConditionalStyle_5f_115" style:base-cell-address="'Planejador de Projetos'.S89"/>
      <style:map style:condition="is-true-formula(Real)" style:apply-style-name="ConditionalStyle_5f_116" style:base-cell-address="'Planejador de Projetos'.S89"/>
      <style:map style:condition="is-true-formula(RealAlém)" style:apply-style-name="ConditionalStyle_5f_117" style:base-cell-address="'Planejador de Projetos'.S89"/>
      <style:map style:condition="is-true-formula(Plano)" style:apply-style-name="ConditionalStyle_5f_118" style:base-cell-address="'Planejador de Projetos'.S89"/>
      <style:map style:condition="is-true-formula([.S$3]=período_selecionado)" style:apply-style-name="ConditionalStyle_5f_119" style:base-cell-address="'Planejador de Projetos'.S89"/>
      <style:map style:condition="is-true-formula(MOD(COLUMN();2))" style:apply-style-name="ConditionalStyle_5f_120" style:base-cell-address="'Planejador de Projetos'.S89"/>
      <style:map style:condition="is-true-formula(MOD(COLUMN();2)=0)" style:apply-style-name="ConditionalStyle_5f_121" style:base-cell-address="'Planejador de Projetos'.S8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lanejador de Projetos'.A1">
          <table:help-message table:display="true">
            <text:p>O Planejador de Projetos usa períodos de intervalos. Início=1 é o período de 1, e duração=5 significa que o projeto abrange cinco períodos começando pelo período de início. Insira dados começando em B5 para atualizar o gráfico.</text:p>
          </table:help-message>
          <table:error-message table:message-type="stop" table:display="true"/>
        </table:content-validation>
        <table:content-validation table:name="val2" table:base-cell-address="'Planejador de Projetos'.B1">
          <table:help-message table:display="true">
            <text:p>Título do projeto. Insira um novo título nesta célula. Realce um período em H2. A legenda do gráfico está em J2 a AI2</text:p>
          </table:help-message>
          <table:error-message table:message-type="stop" table:display="true"/>
        </table:content-validation>
        <table:content-validation table:name="val3" table:base-cell-address="'Planejador de Projetos'.B2">
          <table:help-message table:display="true">
            <text:p>Insira a atividade na coluna B, começando na célula B5.</text:p>
          </table:help-message>
          <table:error-message table:message-type="stop" table:display="true"/>
        </table:content-validation>
        <table:content-validation table:name="val4" table:base-cell-address="'Planejador de Projetos'.C2">
          <table:help-message table:display="true">
            <text:p>Insira o período de início real na coluna E, começando na célula E5.</text:p>
          </table:help-message>
          <table:error-message table:message-type="stop" table:display="true"/>
        </table:content-validation>
        <table:content-validation table:name="val5" table:base-cell-address="'Planejador de Projetos'.D2">
          <table:help-message table:display="true">
            <text:p>Insira o período de duração real na coluna F, começando na célula F5.</text:p>
          </table:help-message>
          <table:error-message table:message-type="stop" table:display="true"/>
        </table:content-validation>
        <table:content-validation table:name="val6" table:base-cell-address="'Planejador de Projetos'.H2">
          <table:help-message table:display="true">
            <text:p>Insira a porcentagem concluída do projeto na coluna G, começando na célula G5.</text:p>
          </table:help-message>
          <table:error-message table:message-type="stop" table:display="true"/>
        </table:content-validation>
        <table:content-validation table:name="val7" table:base-cell-address="'Planejador de Projetos'.I2">
          <table:help-message table:display="true">
            <text:p>Os períodos são transformados em gráficos de 1 a 60 iniciando da célula H4 até a célula BO4. </text:p>
          </table:help-message>
          <table:error-message table:message-type="stop" table:display="true"/>
        </table:content-validation>
      </table:content-validations>
      <table:table table:name="Planejador de Proje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27"/>
        <table:table-column table:style-name="co7" table:default-cell-style-name="ce27"/>
        <table:table-column table:style-name="co8" table:default-cell-style-name="ce34"/>
        <table:table-column table:style-name="co9" table:number-columns-repeated="20" table:default-cell-style-name="ce18"/>
        <table:table-column table:style-name="co9" table:number-columns-repeated="32" table:default-cell-style-name="ce57"/>
        <table:table-column table:style-name="co1" table:number-columns-repeated="956" table:default-cell-style-name="Default"/>
        <table:table-row table:style-name="ro1">
          <table:table-cell table:content-validation-name="val1"/>
          <table:table-cell table:style-name="ce5" table:content-validation-name="val2" office:value-type="string" calcext:value-type="string">
            <text:p>Projeto: Handy</text:p>
          </table:table-cell>
          <table:table-cell table:style-name="ce11" table:number-columns-repeated="3"/>
          <table:table-cell table:style-name="ce20" table:number-columns-repeated="2"/>
          <table:table-cell table:style-name="ce11"/>
          <table:table-cell table:number-columns-repeated="1008"/>
        </table:table-row>
        <table:table-header-rows>
          <table:table-row table:style-name="ro2">
            <table:table-cell table:style-name="ce1"/>
            <table:table-cell table:style-name="ce63" table:content-validation-name="val3" office:value-type="string" calcext:value-type="string" table:number-columns-spanned="1" table:number-rows-spanned="2">
              <text:p>ATIVIDADE</text:p>
            </table:table-cell>
            <table:table-cell table:style-name="ce69" table:content-validation-name="val4" office:value-type="string" calcext:value-type="string" table:number-columns-spanned="1" table:number-rows-spanned="2">
              <text:p>INÍCIO</text:p>
            </table:table-cell>
            <table:table-cell table:style-name="ce76" table:content-validation-name="val5" office:value-type="string" calcext:value-type="string" table:number-columns-spanned="1" table:number-rows-spanned="2">
              <text:p>DURAÇÃO</text:p>
              <text:p>(Semanas)</text:p>
            </table:table-cell>
            <table:table-cell table:style-name="ce76" table:content-validation-name="val5" office:value-type="string" calcext:value-type="string" table:number-columns-spanned="1" table:number-rows-spanned="2">
              <text:p>Predecessoras</text:p>
            </table:table-cell>
            <table:table-cell table:style-name="ce80" table:content-validation-name="val5" office:value-type="string" calcext:value-type="string" table:number-columns-spanned="1" table:number-rows-spanned="2">
              <text:p>Recursos</text:p>
            </table:table-cell>
            <table:table-cell table:style-name="ce80" table:content-validation-name="val5" office:value-type="string" calcext:value-type="string" table:number-columns-spanned="1" table:number-rows-spanned="2">
              <text:p>Custos </text:p>
              <text:p>Reais</text:p>
            </table:table-cell>
            <table:table-cell table:style-name="ce69" table:content-validation-name="val6" office:value-type="string" calcext:value-type="string" table:number-columns-spanned="1" table:number-rows-spanned="2">
              <text:p>% CONCLUÍDA</text:p>
            </table:table-cell>
            <table:table-cell table:style-name="ce35" table:content-validation-name="val7" office:value-type="string" calcext:value-type="string">
              <text:p>PERÍODOS</text:p>
            </table:table-cell>
            <table:table-cell table:style-name="ce51"/>
            <table:table-cell table:style-name="ce53" table:number-columns-repeated="18"/>
            <table:table-cell table:style-name="ce1" table:number-columns-repeated="988"/>
          </table:table-row>
          <table:table-row table:style-name="ro3">
            <table:table-cell/>
            <table:covered-table-cell table:style-name="ce63" table:content-validation-name="val3"/>
            <table:covered-table-cell table:style-name="ce69" table:content-validation-name="val4"/>
            <table:covered-table-cell table:number-columns-repeated="2" table:style-name="ce76" table:content-validation-name="val5"/>
            <table:covered-table-cell table:number-columns-repeated="2" table:style-name="ce80" table:content-validation-name="val5"/>
            <table:covered-table-cell table:style-name="ce69" table:content-validation-name="val6"/>
            <table:table-cell table:style-name="ce36" office:value-type="float" office:value="1" calcext:value-type="float">
              <text:p>1</text:p>
            </table:table-cell>
            <table:table-cell table:style-name="ce36" office:value-type="float" office:value="2" calcext:value-type="float">
              <text:p>2</text:p>
            </table:table-cell>
            <table:table-cell table:style-name="ce36" office:value-type="float" office:value="3" calcext:value-type="float">
              <text:p>3</text:p>
            </table:table-cell>
            <table:table-cell table:style-name="ce36" office:value-type="float" office:value="4" calcext:value-type="float">
              <text:p>4</text:p>
            </table:table-cell>
            <table:table-cell table:style-name="ce36" office:value-type="float" office:value="5" calcext:value-type="float">
              <text:p>5</text:p>
            </table:table-cell>
            <table:table-cell table:style-name="ce36" office:value-type="float" office:value="6" calcext:value-type="float">
              <text:p>6</text:p>
            </table:table-cell>
            <table:table-cell table:style-name="ce36" office:value-type="float" office:value="7" calcext:value-type="float">
              <text:p>7</text:p>
            </table:table-cell>
            <table:table-cell table:style-name="ce36" office:value-type="float" office:value="8" calcext:value-type="float">
              <text:p>8</text:p>
            </table:table-cell>
            <table:table-cell table:style-name="ce36" office:value-type="float" office:value="9" calcext:value-type="float">
              <text:p>9</text:p>
            </table:table-cell>
            <table:table-cell table:style-name="ce36" office:value-type="float" office:value="10" calcext:value-type="float">
              <text:p>10</text:p>
            </table:table-cell>
            <table:table-cell table:style-name="ce36" office:value-type="float" office:value="11" calcext:value-type="float">
              <text:p>11</text:p>
            </table:table-cell>
            <table:table-cell table:style-name="ce36" office:value-type="float" office:value="12" calcext:value-type="float">
              <text:p>12</text:p>
            </table:table-cell>
            <table:table-cell table:style-name="ce36" office:value-type="float" office:value="13" calcext:value-type="float">
              <text:p>13</text:p>
            </table:table-cell>
            <table:table-cell table:style-name="ce36" office:value-type="float" office:value="14" calcext:value-type="float">
              <text:p>14</text:p>
            </table:table-cell>
            <table:table-cell table:style-name="ce36" office:value-type="float" office:value="15" calcext:value-type="float">
              <text:p>15</text:p>
            </table:table-cell>
            <table:table-cell table:style-name="ce36" office:value-type="float" office:value="16" calcext:value-type="float">
              <text:p>16</text:p>
            </table:table-cell>
            <table:table-cell table:style-name="ce36" office:value-type="float" office:value="17" calcext:value-type="float">
              <text:p>17</text:p>
            </table:table-cell>
            <table:table-cell table:style-name="ce36" office:value-type="float" office:value="18" calcext:value-type="float">
              <text:p>18</text:p>
            </table:table-cell>
            <table:table-cell table:style-name="ce36" office:value-type="float" office:value="19" calcext:value-type="float">
              <text:p>19</text:p>
            </table:table-cell>
            <table:table-cell table:style-name="ce36" office:value-type="float" office:value="20" calcext:value-type="float">
              <text:p>20</text:p>
            </table:table-cell>
            <table:table-cell table:style-name="ce36" office:value-type="float" office:value="21" calcext:value-type="float">
              <text:p>21</text:p>
            </table:table-cell>
            <table:table-cell table:style-name="ce36" office:value-type="float" office:value="22" calcext:value-type="float">
              <text:p>22</text:p>
            </table:table-cell>
            <table:table-cell table:style-name="ce36" office:value-type="float" office:value="23" calcext:value-type="float">
              <text:p>23</text:p>
            </table:table-cell>
            <table:table-cell table:style-name="ce36" office:value-type="float" office:value="24" calcext:value-type="float">
              <text:p>24</text:p>
            </table:table-cell>
            <table:table-cell table:style-name="ce36" office:value-type="float" office:value="25" calcext:value-type="float">
              <text:p>25</text:p>
            </table:table-cell>
            <table:table-cell table:style-name="ce36" office:value-type="float" office:value="26" calcext:value-type="float">
              <text:p>26</text:p>
            </table:table-cell>
            <table:table-cell table:style-name="ce36" office:value-type="float" office:value="27" calcext:value-type="float">
              <text:p>27</text:p>
            </table:table-cell>
            <table:table-cell table:style-name="ce36" office:value-type="float" office:value="28" calcext:value-type="float">
              <text:p>28</text:p>
            </table:table-cell>
            <table:table-cell table:style-name="ce36" office:value-type="float" office:value="29" calcext:value-type="float">
              <text:p>29</text:p>
            </table:table-cell>
            <table:table-cell table:style-name="ce36" office:value-type="float" office:value="30" calcext:value-type="float">
              <text:p>30</text:p>
            </table:table-cell>
            <table:table-cell table:style-name="ce36" office:value-type="float" office:value="31" calcext:value-type="float">
              <text:p>31</text:p>
            </table:table-cell>
            <table:table-cell table:style-name="ce36" office:value-type="float" office:value="32" calcext:value-type="float">
              <text:p>32</text:p>
            </table:table-cell>
            <table:table-cell table:style-name="ce36" office:value-type="float" office:value="33" calcext:value-type="float">
              <text:p>33</text:p>
            </table:table-cell>
            <table:table-cell table:style-name="ce36" office:value-type="float" office:value="34" calcext:value-type="float">
              <text:p>34</text:p>
            </table:table-cell>
            <table:table-cell table:style-name="ce36" office:value-type="float" office:value="35" calcext:value-type="float">
              <text:p>35</text:p>
            </table:table-cell>
            <table:table-cell table:style-name="ce36" office:value-type="float" office:value="36" calcext:value-type="float">
              <text:p>36</text:p>
            </table:table-cell>
            <table:table-cell table:style-name="ce36" office:value-type="float" office:value="37" calcext:value-type="float">
              <text:p>37</text:p>
            </table:table-cell>
            <table:table-cell table:style-name="ce36" office:value-type="float" office:value="38" calcext:value-type="float">
              <text:p>38</text:p>
            </table:table-cell>
            <table:table-cell table:style-name="ce36" office:value-type="float" office:value="39" calcext:value-type="float">
              <text:p>39</text:p>
            </table:table-cell>
            <table:table-cell table:style-name="ce36" office:value-type="float" office:value="40" calcext:value-type="float">
              <text:p>40</text:p>
            </table:table-cell>
            <table:table-cell table:style-name="ce36" office:value-type="float" office:value="41" calcext:value-type="float">
              <text:p>41</text:p>
            </table:table-cell>
            <table:table-cell table:style-name="ce36" office:value-type="float" office:value="42" calcext:value-type="float">
              <text:p>42</text:p>
            </table:table-cell>
            <table:table-cell table:style-name="ce36" office:value-type="float" office:value="43" calcext:value-type="float">
              <text:p>43</text:p>
            </table:table-cell>
            <table:table-cell table:style-name="ce36" office:value-type="float" office:value="44" calcext:value-type="float">
              <text:p>44</text:p>
            </table:table-cell>
            <table:table-cell table:style-name="ce36" office:value-type="float" office:value="45" calcext:value-type="float">
              <text:p>45</text:p>
            </table:table-cell>
            <table:table-cell table:style-name="ce36" office:value-type="float" office:value="46" calcext:value-type="float">
              <text:p>46</text:p>
            </table:table-cell>
            <table:table-cell table:style-name="ce36" office:value-type="float" office:value="47" calcext:value-type="float">
              <text:p>47</text:p>
            </table:table-cell>
            <table:table-cell table:style-name="ce36" office:value-type="float" office:value="48" calcext:value-type="float">
              <text:p>48</text:p>
            </table:table-cell>
            <table:table-cell table:style-name="ce36" office:value-type="float" office:value="49" calcext:value-type="float">
              <text:p>49</text:p>
            </table:table-cell>
            <table:table-cell table:style-name="ce36" office:value-type="float" office:value="50" calcext:value-type="float">
              <text:p>50</text:p>
            </table:table-cell>
            <table:table-cell table:style-name="ce36" office:value-type="float" office:value="51" calcext:value-type="float">
              <text:p>51</text:p>
            </table:table-cell>
            <table:table-cell table:style-name="ce36" office:value-type="float" office:value="52" calcext:value-type="float">
              <text:p>52</text:p>
            </table:table-cell>
            <table:table-cell table:number-columns-repeated="956"/>
          </table:table-row>
        </table:table-header-rows>
        <table:table-row table:style-name="ro4">
          <table:table-cell table:style-name="ce2"/>
          <table:table-cell table:style-name="ce7" office:value-type="string" calcext:value-type="string">
            <text:p>1. Preparação/Planejamento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SUM([.D5:.D9])" office:value-type="float" office:value="5" calcext:value-type="float">
            <text:p>5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5:.H10])" office:value-type="percentage" office:value="1" calcext:value-type="percentage">
            <text:p>100%</text:p>
          </table:table-cell>
          <table:table-cell table:style-name="ce37"/>
          <table:table-cell table:style-name="ce52" table:number-columns-repeated="2"/>
          <table:table-cell table:style-name="ce37"/>
          <table:table-cell table:style-name="ce52" table:number-columns-repeated="48"/>
          <table:table-cell table:style-name="ce2" table:number-columns-repeated="956"/>
        </table:table-row>
        <table:table-row-group>
          <table:table-row-group>
            <table:table-row table:style-name="ro4">
              <table:table-cell table:style-name="ce3"/>
              <table:table-cell table:style-name="ce8" office:value-type="string" calcext:value-type="string">
                <text:p>1.1 Criação dos Termos de Abertura</text:p>
              </table:table-cell>
              <table:table-cell table:number-columns-repeated="2"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2 Criação do Escopo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/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3 Criação da Estrutura Analítica do Projeto</text:p>
              </table:table-cell>
              <table:table-cell table:style-name="ce14" office:value-type="float" office:value="3" calcext:value-type="float">
                <text:p>3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4 Criação do Cronograma do Projeto</text:p>
              </table:table-cell>
              <table:table-cell table:style-name="ce14" office:value-type="float" office:value="5" calcext:value-type="float">
                <text:p>5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1.3</text:p>
              </table:table-cell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5 Criação dos Modelos Lógicos (DER, MER, UML, Casos de Uso)</text:p>
              </table:table-cell>
              <table:table-cell table:style-name="ce14" office:value-type="float" office:value="4" calcext:value-type="float">
                <text:p>4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6 Criação do Documento de Requisitos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77" table:formula="of:=SUM([.D5:.D9])" office:value-type="float" office:value="5" calcext:value-type="float">
                <text:p>5</text:p>
              </table:table-cell>
              <table:table-cell table:style-name="ce17" office:value-type="string" calcext:value-type="string">
                <text:p>1.1; 1.2; 1.3; 1.4; 1.5</text:p>
              </table:table-cell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</table:table-row-group>
        </table:table-row-group>
        <table:table-row table:style-name="ro4">
          <table:table-cell table:style-name="ce4"/>
          <table:table-cell table:style-name="ce7" office:value-type="string" calcext:value-type="string">
            <text:p>2. Design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22];[.H12];[.H27])" office:value-type="percentage" office:value="0.57037037037037" calcext:value-type="percentage">
            <text:p>57%</text:p>
          </table:table-cell>
          <table:table-cell table:style-name="ce39" table:number-columns-repeated="10"/>
          <table:table-cell table:style-name="ce42" table:number-columns-repeated="10"/>
          <table:table-cell table:style-name="ce58" table:number-columns-repeated="32"/>
          <table:table-cell table:style-name="ce4" table:number-columns-repeated="956"/>
        </table:table-row>
        <table:table-row-group>
          <table:table-row table:style-name="ro4">
            <table:table-cell table:style-name="ce4"/>
            <table:table-cell table:style-name="ce9" office:value-type="string" calcext:value-type="string">
              <text:p>2.1 Criar design detalhado da parte mecânica</text:p>
            </table:table-cell>
            <table:table-cell table:style-name="ce16" office:value-type="float" office:value="6" calcext:value-type="float">
              <text:p>6</text:p>
            </table:table-cell>
            <table:table-cell table:style-name="ce16" office:value-type="float" office:value="11" calcext:value-type="float">
              <text:p>11</text:p>
            </table:table-cell>
            <table:table-cell table:style-name="ce16"/>
            <table:table-cell table:style-name="ce24"/>
            <table:table-cell table:style-name="ce24" office:value-type="string" calcext:value-type="string">
              <text:p>-</text:p>
            </table:table-cell>
            <table:table-cell table:style-name="ce33" table:formula="of:=AVERAGE([.H13:.H21])" office:value-type="percentage" office:value="0.444444444444444" calcext:value-type="percentage">
              <text:p>44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-group>
            <table:table-row table:style-name="ro4">
              <table:table-cell table:style-name="ce4"/>
              <table:table-cell table:style-name="ce8" office:value-type="string" calcext:value-type="string">
                <text:p>2.1.1 Criar design base</text:p>
              </table:table-cell>
              <table:table-cell table:style-name="ce17" table:formula="of:=[.C12]+0" office:value-type="float" office:value="6" calcext:value-type="float">
                <text:p>6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/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2 Criar canais para elásticos</text:p>
              </table:table-cell>
              <table:table-cell table:style-name="ce17" table:formula="of:=[.C13]+2" office:value-type="float" office:value="8" calcext:value-type="float">
                <text:p>8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1" table:number-columns-repeated="10"/>
              <table:table-cell table:style-name="ce54" table:number-columns-repeated="10"/>
              <table:table-cell table:style-name="ce59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3 Definir porcas e parafusos usados</text:p>
              </table:table-cell>
              <table:table-cell table:style-name="ce17" office:value-type="float" office:value="9" calcext:value-type="float">
                <text:p>9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4 Criar encaixes para as porcas e parafusos</text:p>
              </table:table-cell>
              <table:table-cell table:style-name="ce17" office:value-type="float" office:value="9" calcext:value-type="float">
                <text:p>9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5 Modelar canais para os fios</text:p>
              </table:table-cell>
              <table:table-cell table:style-name="ce17" office:value-type="float" office:value="10" calcext:value-type="float">
                <text:p>10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6 Modelar encaixe para o braço</text:p>
              </table:table-cell>
              <table:table-cell table:style-name="ce17" office:value-type="float" office:value="11" calcext:value-type="float">
                <text:p>11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7 Definir como os atuadores devem funcionar</text:p>
              </table:table-cell>
              <table:table-cell table:style-name="ce17" office:value-type="float" office:value="13" calcext:value-type="float">
                <text:p>13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8 Definir como guardar os eletrônicos</text:p>
              </table:table-cell>
              <table:table-cell table:style-name="ce17" office:value-type="float" office:value="16" calcext:value-type="float">
                <text:p>16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9 Criar peça que segura o elástico</text:p>
              </table:table-cell>
              <table:table-cell table:style-name="ce17" office:value-type="float" office:value="16" calcext:value-type="float">
                <text:p>16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2.2 Criar circuito eletrônico</text:p>
              </table:table-cell>
              <table:table-cell table:style-name="ce16" office:value-type="float" office:value="6" calcext:value-type="float">
                <text:p>6</text:p>
              </table:table-cell>
              <table:table-cell table:style-name="ce16" office:value-type="float" office:value="4" calcext:value-type="float">
                <text:p>4</text:p>
              </table:table-cell>
              <table:table-cell table:style-name="ce16"/>
              <table:table-cell table:style-name="ce24"/>
              <table:table-cell table:style-name="ce30" office:value-type="string" calcext:value-type="string">
                <text:p>-</text:p>
              </table:table-cell>
              <table:table-cell table:style-name="ce33" table:formula="of:=AVERAGE([.H23:.H26])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2.1 Definir forma de transmissão de dados</text:p>
              </table:table-cell>
              <table:table-cell table:style-name="ce17" office:value-type="float" office:value="6" calcext:value-type="float">
                <text:p>6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Eng. Eletrô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</table:table-row-group>
          <table:table-row table:style-name="ro4">
            <table:table-cell table:style-name="ce4"/>
            <table:table-cell table:style-name="ce8" office:value-type="string" calcext:value-type="string">
              <text:p>2.2.2 Definir componentes</text:p>
            </table:table-cell>
            <table:table-cell table:style-name="ce17" office:value-type="float" office:value="7" calcext:value-type="float">
              <text:p>7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office:value-type="string" calcext:value-type="string">
              <text:p>2.2.1</text:p>
            </table:table-cell>
            <table:table-cell table:style-name="ce23" office:value-type="string" calcext:value-type="string">
              <text:p>Resp. Eng. Eletrônica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2.3 Criar diagrama de circuito</text:p>
            </table:table-cell>
            <table:table-cell table:style-name="ce17" office:value-type="float" office:value="8" calcext:value-type="float">
              <text:p>8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office:value-type="string" calcext:value-type="string">
              <text:p>2.2.2</text:p>
            </table:table-cell>
            <table:table-cell table:style-name="ce23" office:value-type="string" calcext:value-type="string">
              <text:p>Resp. Eng. Eletrônica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2.4 Criar lista de componentes com links de compra e preços</text:p>
            </table:table-cell>
            <table:table-cell table:style-name="ce17" office:value-type="float" office:value="9" calcext:value-type="float">
              <text:p>9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office:value-type="string" calcext:value-type="string">
              <text:p>2.2.2</text:p>
            </table:table-cell>
            <table:table-cell table:style-name="ce23" office:value-type="string" calcext:value-type="string">
              <text:p>Resp. Eng. Eletrônica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2.3 Criar design base das telas</text:p>
            </table:table-cell>
            <table:table-cell table:style-name="ce16" office:value-type="float" office:value="6" calcext:value-type="float">
              <text:p>6</text:p>
            </table:table-cell>
            <table:table-cell table:style-name="ce16" table:formula="of:=SUM([.D28];[.D33];[.D38])" office:value-type="float" office:value="5" calcext:value-type="float">
              <text:p>5</text:p>
            </table:table-cell>
            <table:table-cell table:style-name="ce16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28];[.H33];[.H38])" office:value-type="percentage" office:value="0.266666666666667" calcext:value-type="percentage">
              <text:p>27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<text:s text:c="2"/>2.3.1 Design Web</text:p>
            </table:table-cell>
            <table:table-cell table:style-name="ce16" office:value-type="float" office:value="6" calcext:value-type="float">
              <text:p>6</text:p>
            </table:table-cell>
            <table:table-cell table:style-name="ce16" office:value-type="float" office:value="2" calcext:value-type="float">
              <text:p>2</text:p>
            </table:table-cell>
            <table:table-cell table:style-name="ce16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29:.H32])" office:value-type="percentage" office:value="0" calcext:value-type="percentage">
              <text:p>0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1 Design Tela Inicial</text:p>
            </table:table-cell>
            <table:table-cell table:style-name="ce17" office:value-type="float" office:value="6" calcext:value-type="float">
              <text:p>6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2 Design Galeria</text:p>
            </table:table-cell>
            <table:table-cell table:style-name="ce17" office:value-type="float" office:value="6" calcext:value-type="float">
              <text:p>6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3 Design Login e Cadastro</text:p>
            </table:table-cell>
            <table:table-cell table:style-name="ce17" office:value-type="float" office:value="7" calcext:value-type="float">
              <text:p>7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4 Design Chat</text:p>
            </table:table-cell>
            <table:table-cell table:style-name="ce17" office:value-type="float" office:value="7" calcext:value-type="float">
              <text:p>7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<text:s text:c="2"/>2.3.2 Design Desktop</text:p>
            </table:table-cell>
            <table:table-cell table:style-name="ce16" office:value-type="float" office:value="8" calcext:value-type="float">
              <text:p>8</text:p>
            </table:table-cell>
            <table:table-cell table:style-name="ce16" office:value-type="float" office:value="2" calcext:value-type="float">
              <text:p>2</text:p>
            </table:table-cell>
            <table:table-cell table:style-name="ce16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34:.H36])" office:value-type="percentage" office:value="0" calcext:value-type="percentage">
              <text:p>0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1 Design Gerenciamento de Fornecedores</text:p>
            </table:table-cell>
            <table:table-cell table:style-name="ce17" office:value-type="float" office:value="8" calcext:value-type="float">
              <text:p>8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3 Design Login e Cadastro</text:p>
            </table:table-cell>
            <table:table-cell table:style-name="ce17" office:value-type="float" office:value="8" calcext:value-type="float">
              <text:p>8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4 Design Chat</text:p>
            </table:table-cell>
            <table:table-cell table:style-name="ce17" office:value-type="float" office:value="9" calcext:value-type="float">
              <text:p>9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5 Design Gerenciamento de Usuários</text:p>
            </table:table-cell>
            <table:table-cell table:style-name="ce17" office:value-type="float" office:value="9" calcext:value-type="float">
              <text:p>9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/>
            <table:table-cell table:style-name="ce32"/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<text:s text:c="2"/>2.3.3 Design Mobile</text:p>
            </table:table-cell>
            <table:table-cell table:style-name="ce16" office:value-type="float" office:value="10" calcext:value-type="float">
              <text:p>10</text:p>
            </table:table-cell>
            <table:table-cell table:style-name="ce16" office:value-type="float" office:value="1" calcext:value-type="float">
              <text:p>1</text:p>
            </table:table-cell>
            <table:table-cell table:style-name="ce16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39])" office:value-type="percentage" office:value="0.8" calcext:value-type="percentage">
              <text:p>80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3.1 Design Tela inicial e Controles</text:p>
            </table:table-cell>
            <table:table-cell table:style-name="ce17" office:value-type="float" office:value="10" calcext:value-type="float">
              <text:p>10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.8" calcext:value-type="percentage">
              <text:p>8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</table:table-row-group>
        <table:table-row table:style-name="ro4">
          <table:table-cell table:style-name="ce2"/>
          <table:table-cell table:style-name="ce7" office:value-type="string" calcext:value-type="string">
            <text:p>3. Implementação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28" table:formula="of:=SUM([.G79])" office:value-type="float" office:value="210" calcext:value-type="float">
            <text:p>210</text:p>
          </table:table-cell>
          <table:table-cell table:style-name="ce31" table:formula="of:=AVERAGE([.H41])" office:value-type="percentage" office:value="1" calcext:value-type="percentage">
            <text:p>100%</text:p>
          </table:table-cell>
          <table:table-cell table:style-name="ce43" table:number-columns-repeated="52"/>
          <table:table-cell table:style-name="ce2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1 Implementar Banco de Dados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.5</text:p>
          </table:table-cell>
          <table:table-cell table:style-name="ce23" office:value-type="string" calcext:value-type="string">
            <text:p>Resp. BD</text:p>
          </table:table-cell>
          <table:table-cell table:style-name="ce29" office:value-type="string" office:string-value="-" calcext:value-type="string">
            <text:p>- 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2"/>
          <table:table-cell table:style-name="ce7" office:value-type="string" calcext:value-type="string">
            <text:p>3.2 Implementação – API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44];[.H45];[.H46];[.H43])" office:value-type="percentage" office:value="1" calcext:value-type="percentage">
            <text:p>100%</text:p>
          </table:table-cell>
          <table:table-cell table:style-name="ce43" table:number-columns-repeated="52"/>
          <table:table-cell table:style-name="ce2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2.1 Criar base da API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 office:value-type="string" calcext:value-type="string">
            <text:p>Resp. API</text:p>
          </table:table-cell>
          <table:table-cell table:style-name="ce29" office:value-type="string" office:string-value="-" calcext:value-type="string">
            <text:p>- 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2.2 Criar rotas HTTP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 office:value-type="string" calcext:value-type="string">
            <text:p>Resp. API</text:p>
          </table:table-cell>
          <table:table-cell table:style-name="ce29" office:value-type="string" office:string-value="-" calcext:value-type="string">
            <text:p>- 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2.3 Desenvolver funções de conexão com o BD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office:value-type="string" calcext:value-type="string">
            <text:p>Resp. API</text:p>
          </table:table-cell>
          <table:table-cell table:style-name="ce29" office:value-type="string" office:string-value="-" calcext:value-type="string">
            <text:p>- 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2.4 Criar rotas WebSocket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office:value-type="string" calcext:value-type="string">
            <text:p>Resp. API</text:p>
          </table:table-cell>
          <table:table-cell table:style-name="ce29"/>
          <table:table-cell table:style-name="ce32" office:value-type="percentage" office:value="1" calcext:value-type="percentage">
            <text:p>10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2"/>
          <table:table-cell table:style-name="ce7" office:value-type="string" calcext:value-type="string">
            <text:p>3.3 Implementação – Web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4" calcext:value-type="float">
            <text:p>14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54];[.H52];[.H48])" office:value-type="percentage" office:value="0.666666666666667" calcext:value-type="percentage">
            <text:p>67%</text:p>
          </table:table-cell>
          <table:table-cell table:style-name="ce43" table:number-columns-repeated="52"/>
          <table:table-cell table:style-name="ce2" table:number-columns-repeated="956"/>
        </table:table-row>
        <table:table-row-group>
          <table:table-row table:style-name="ro4">
            <table:table-cell table:style-name="ce3"/>
            <table:table-cell table:style-name="ce9" office:value-type="string" calcext:value-type="string">
              <text:p>3.3.1 Tela Inicial</text:p>
            </table:table-cell>
            <table:table-cell table:style-name="ce16" office:value-type="float" office:value="23" calcext:value-type="float">
              <text:p>23</text:p>
            </table:table-cell>
            <table:table-cell table:style-name="ce16" office:value-type="float" office:value="2" calcext:value-type="float">
              <text:p>2</text:p>
            </table:table-cell>
            <table:table-cell table:style-name="ce16"/>
            <table:table-cell table:style-name="ce24"/>
            <table:table-cell table:style-name="ce24" office:value-type="string" calcext:value-type="string">
              <text:p>-</text:p>
            </table:table-cell>
            <table:table-cell table:style-name="ce33" table:formula="of:=AVERAGE([.H49:.H50])" office:value-type="percentage" office:value="1" calcext:value-type="percentage">
              <text:p>100%</text:p>
            </table:table-cell>
            <table:table-cell table:style-name="ce44" table:number-columns-repeated="52"/>
            <table:table-cell table:style-name="ce3" table:number-columns-repeated="956"/>
          </table:table-row>
          <table:table-row table:style-name="ro4">
            <table:table-cell table:style-name="ce3"/>
            <table:table-cell table:style-name="ce8" office:value-type="string" calcext:value-type="string">
              <text:p>3.3.1.1 Criar tela</text:p>
            </table:table-cell>
            <table:table-cell table:style-name="ce17" office:value-type="float" office:value="23" calcext:value-type="float">
              <text:p>23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office:value-type="string" calcext:value-type="string">
              <text:p>2.3.1.1</text:p>
            </table:table-cell>
            <table:table-cell table:style-name="ce23" office:value-type="string" calcext:value-type="string">
              <text:p>Resp. Front-End Web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4" table:number-columns-repeated="52"/>
            <table:table-cell table:style-name="ce3" table:number-columns-repeated="956"/>
          </table:table-row>
          <table:table-row table:style-name="ro4">
            <table:table-cell table:style-name="ce3"/>
            <table:table-cell table:style-name="ce8" office:value-type="string" calcext:value-type="string">
              <text:p>3.3.1.2 Adicionar informações</text:p>
            </table:table-cell>
            <table:table-cell table:style-name="ce17" office:value-type="float" office:value="24" calcext:value-type="float">
              <text:p>24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Resp. Front-End Web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4" table:number-columns-repeated="52"/>
            <table:table-cell table:style-name="ce3" table:number-columns-repeated="956"/>
          </table:table-row>
          <table:table-row-group>
            <table:table-row table:style-name="ro4">
              <table:table-cell table:style-name="ce3"/>
              <table:table-cell table:style-name="ce9" office:value-type="string" calcext:value-type="string">
                <text:p><text:s/>3.3.2 Galeria</text:p>
              </table:table-cell>
              <table:table-cell table:style-name="ce16" office:value-type="float" office:value="25" calcext:value-type="float">
                <text:p>25</text:p>
              </table:table-cell>
              <table:table-cell table:style-name="ce16" office:value-type="float" office:value="3" calcext:value-type="float">
                <text:p>3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52:.H53])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2.1 Criar tela</text:p>
              </table:table-cell>
              <table:table-cell table:style-name="ce17" office:value-type="float" office:value="25" calcext:value-type="float">
                <text:p>25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1.2</text:p>
              </table:table-cell>
              <table:table-cell table:style-name="ce23" office:value-type="string" calcext:value-type="string">
                <text:p>Resp. Front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2.2 Implementar inserção automática de imagens</text:p>
              </table:table-cell>
              <table:table-cell table:style-name="ce17" office:value-type="float" office:value="26" calcext:value-type="float">
                <text:p>26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 text:c="2"/>3.3.3 Cadastro / Login</text:p>
              </table:table-cell>
              <table:table-cell table:style-name="ce16" office:value-type="float" office:value="28" calcext:value-type="float">
                <text:p>28</text:p>
              </table:table-cell>
              <table:table-cell table:style-name="ce16" office:value-type="float" office:value="3" calcext:value-type="float">
                <text:p>3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55:.H56])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3.1 Criar tela</text:p>
              </table:table-cell>
              <table:table-cell table:style-name="ce17" office:value-type="float" office:value="28" calcext:value-type="float">
                <text:p>28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1.3</text:p>
              </table:table-cell>
              <table:table-cell table:style-name="ce23" office:value-type="string" calcext:value-type="string">
                <text:p>Resp. Front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3.2 Conectar com a API</text:p>
              </table:table-cell>
              <table:table-cell table:style-name="ce17" office:value-type="float" office:value="29" calcext:value-type="float">
                <text:p>29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3.3 Implementar sistema de cookies</text:p>
              </table:table-cell>
              <table:table-cell table:style-name="ce17" office:value-type="float" office:value="30" calcext:value-type="float">
                <text:p>30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3.4 Chat</text:p>
              </table:table-cell>
              <table:table-cell table:style-name="ce16" office:value-type="float" office:value="31" calcext:value-type="float">
                <text:p>31</text:p>
              </table:table-cell>
              <table:table-cell table:style-name="ce16" office:value-type="float" office:value="6" calcext:value-type="float">
                <text:p>6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59:.H60])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4.1 Criar tela</text:p>
              </table:table-cell>
              <table:table-cell table:style-name="ce17" office:value-type="float" office:value="31" calcext:value-type="float">
                <text:p>31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1.4</text:p>
              </table:table-cell>
              <table:table-cell table:style-name="ce23" office:value-type="string" calcext:value-type="string">
                <text:p>Resp. Front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4.2 Conectar à API</text:p>
              </table:table-cell>
              <table:table-cell table:style-name="ce17" office:value-type="float" office:value="33" calcext:value-type="float">
                <text:p>33</text:p>
              </table:table-cell>
              <table:table-cell table:style-name="ce17" office:value-type="float" office:value="4" calcext:value-type="float">
                <text:p>4</text:p>
              </table:table-cell>
              <table:table-cell table:style-name="ce17"/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</table:table-row-group>
        </table:table-row-group>
        <table:table-row table:style-name="ro4">
          <table:table-cell table:style-name="ce4"/>
          <table:table-cell table:style-name="ce7" office:value-type="string" calcext:value-type="string">
            <text:p>3.4 Implementação – Mobile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46" table:number-columns-repeated="10"/>
          <table:table-cell table:style-name="ce55" table:number-columns-repeated="10"/>
          <table:table-cell table:style-name="ce60" table:number-columns-repeated="32"/>
          <table:table-cell table:style-name="ce4" table:number-columns-repeated="956"/>
        </table:table-row>
        <table:table-row-group>
          <table:table-row-group>
            <table:table-row table:style-name="ro4">
              <table:table-cell table:style-name="ce4"/>
              <table:table-cell table:style-name="ce8" office:value-type="string" calcext:value-type="string">
                <text:p>3.4.1 Criar interface</text:p>
              </table:table-cell>
              <table:table-cell table:style-name="ce14" office:value-type="float" office:value="24" calcext:value-type="float">
                <text:p>24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3.1</text:p>
              </table:table-cell>
              <table:table-cell table:style-name="ce23" office:value-type="string" calcext:value-type="string">
                <text:p>Resp. Front-End Mobil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7" table:number-columns-repeated="10"/>
              <table:table-cell table:style-name="ce55" table:number-columns-repeated="10"/>
              <table:table-cell table:style-name="ce60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3.4.2 Implementar conexão Bluetooth com a prótese</text:p>
              </table:table-cell>
              <table:table-cell table:style-name="ce14" office:value-type="float" office:value="25" calcext:value-type="float">
                <text:p>25</text:p>
              </table:table-cell>
              <table:table-cell table:style-name="ce14" office:value-type="float" office:value="10" calcext:value-type="float">
                <text:p>10</text:p>
              </table:table-cell>
              <table:table-cell table:style-name="ce17"/>
              <table:table-cell table:style-name="ce23" office:value-type="string" calcext:value-type="string">
                <text:p>Resp. Back-End Mobil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7" table:number-columns-repeated="10"/>
              <table:table-cell table:style-name="ce55" table:number-columns-repeated="10"/>
              <table:table-cell table:style-name="ce60" table:number-columns-repeated="32"/>
              <table:table-cell table:style-name="ce4" table:number-columns-repeated="956"/>
            </table:table-row>
          </table:table-row-group>
          <table:table-row-group>
            <table:table-row table:style-name="ro4">
              <table:table-cell table:style-name="ce2"/>
              <table:table-cell table:style-name="ce7" office:value-type="string" calcext:value-type="string">
                <text:p>3.5 Implementação – Desktop</text:p>
              </table:table-cell>
              <table:table-cell table:style-name="ce13" office:value-type="float" office:value="24" calcext:value-type="float">
                <text:p>24</text:p>
              </table:table-cell>
              <table:table-cell table:style-name="ce13" office:value-type="float" office:value="19" calcext:value-type="float">
                <text:p>19</text:p>
              </table:table-cell>
              <table:table-cell table:style-name="ce13"/>
              <table:table-cell table:style-name="ce22"/>
              <table:table-cell table:style-name="ce28" office:value-type="string" calcext:value-type="string">
                <text:p>-</text:p>
              </table:table-cell>
              <table:table-cell table:style-name="ce31" office:value-type="percentage" office:value="0" calcext:value-type="percentage">
                <text:p>0%</text:p>
              </table:table-cell>
              <table:table-cell table:style-name="ce43" table:number-columns-repeated="52"/>
              <table:table-cell table:style-name="ce2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3.5.1 Login / Cadastro</text:p>
              </table:table-cell>
              <table:table-cell table:style-name="ce16" office:value-type="float" office:value="24" calcext:value-type="float">
                <text:p>24</text:p>
              </table:table-cell>
              <table:table-cell table:style-name="ce16" office:value-type="float" office:value="3" calcext:value-type="float">
                <text:p>3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3.1 Criar tela</text:p>
              </table:table-cell>
              <table:table-cell table:style-name="ce17" office:value-type="float" office:value="24" calcext:value-type="float">
                <text:p>24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2.3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3.2 Conectar com a API</text:p>
              </table:table-cell>
              <table:table-cell table:style-name="ce17" office:value-type="float" office:value="25" calcext:value-type="float">
                <text:p>25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5.2 Gerenciamento de Fornecedores</text:p>
              </table:table-cell>
              <table:table-cell table:style-name="ce16" office:value-type="float" office:value="27" calcext:value-type="float">
                <text:p>27</text:p>
              </table:table-cell>
              <table:table-cell table:style-name="ce16" office:value-type="float" office:value="5" calcext:value-type="float">
                <text:p>5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2.1 Criar a tela de gerenciamento de fornecedores</text:p>
              </table:table-cell>
              <table:table-cell table:style-name="ce17" office:value-type="float" office:value="27" calcext:value-type="float">
                <text:p>27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2.1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2.2 Implementar lógica</text:p>
              </table:table-cell>
              <table:table-cell table:style-name="ce17" office:value-type="float" office:value="28" calcext:value-type="float">
                <text:p>28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/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2.3 Conectar sistema à API</text:p>
              </table:table-cell>
              <table:table-cell table:style-name="ce17" office:value-type="float" office:value="30" calcext:value-type="float">
                <text:p>30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5.3 Chat</text:p>
              </table:table-cell>
              <table:table-cell table:style-name="ce16" office:value-type="float" office:value="32" calcext:value-type="float">
                <text:p>32</text:p>
              </table:table-cell>
              <table:table-cell table:style-name="ce16" office:value-type="float" office:value="3" calcext:value-type="float">
                <text:p>3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73:.H74])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3.1 Criar tela</text:p>
              </table:table-cell>
              <table:table-cell table:style-name="ce17" office:value-type="float" office:value="32" calcext:value-type="float">
                <text:p>32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2.4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3.2 Conectar à API</text:p>
              </table:table-cell>
              <table:table-cell table:style-name="ce17" office:value-type="float" office:value="33" calcext:value-type="float">
                <text:p>33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5.4 Gerenciamento de Usuários</text:p>
              </table:table-cell>
              <table:table-cell table:style-name="ce16" office:value-type="float" office:value="35" calcext:value-type="float">
                <text:p>35</text:p>
              </table:table-cell>
              <table:table-cell table:style-name="ce16" office:value-type="float" office:value="8" calcext:value-type="float">
                <text:p>8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89:.H90])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4.1 Criar tela</text:p>
              </table:table-cell>
              <table:table-cell table:style-name="ce17" office:value-type="float" office:value="35" calcext:value-type="float">
                <text:p>35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2.5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4.2 Implementar funcionalidade de pesquisa</text:p>
              </table:table-cell>
              <table:table-cell table:style-name="ce17" office:value-type="float" office:value="36" calcext:value-type="float">
                <text:p>36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4.4.2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4.3 Implementar funcionalidades de adicionar, excluir e alterar dados</text:p>
              </table:table-cell>
              <table:table-cell table:style-name="ce17" office:value-type="float" office:value="38" calcext:value-type="float">
                <text:p>38</text:p>
              </table:table-cell>
              <table:table-cell table:style-name="ce17" office:value-type="float" office:value="5" calcext:value-type="float">
                <text:p>5</text:p>
              </table:table-cell>
              <table:table-cell table:style-name="ce17" office:value-type="string" calcext:value-type="string">
                <text:p>3.4.4.2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2"/>
              <table:table-cell table:style-name="ce7" office:value-type="string" calcext:value-type="string">
                <text:p>3.6 Implementação – Engenharia</text:p>
              </table:table-cell>
              <table:table-cell table:style-name="ce13" office:value-type="float" office:value="16" calcext:value-type="float">
                <text:p>16</text:p>
              </table:table-cell>
              <table:table-cell table:style-name="ce13" office:value-type="float" office:value="37" calcext:value-type="float">
                <text:p>37</text:p>
              </table:table-cell>
              <table:table-cell table:style-name="ce13"/>
              <table:table-cell table:style-name="ce22"/>
              <table:table-cell table:style-name="ce28" table:formula="of:=SUM([.G80:.G82])" office:value-type="float" office:value="210" calcext:value-type="float">
                <text:p>210</text:p>
              </table:table-cell>
              <table:table-cell table:style-name="ce31" office:value-type="percentage" office:value="0" calcext:value-type="percentage">
                <text:p>0%</text:p>
              </table:table-cell>
              <table:table-cell table:style-name="ce43" table:number-columns-repeated="52"/>
              <table:table-cell table:style-name="ce2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1 Comprar componentes eletrônicos</text:p>
              </table:table-cell>
              <table:table-cell table:style-name="ce17" office:value-type="float" office:value="16" calcext:value-type="float">
                <text:p>16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17" office:value-type="string" calcext:value-type="string">
                <text:p>2.2.4</text:p>
              </table:table-cell>
              <table:table-cell table:style-name="ce23" office:value-type="string" calcext:value-type="string">
                <text:p>Grupo</text:p>
              </table:table-cell>
              <table:table-cell table:style-name="ce29" office:value-type="float" office:value="210" calcext:value-type="float">
                <text:p>210,00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2 Escrever Software para os eletrônicos</text:p>
              </table:table-cell>
              <table:table-cell table:style-name="ce17" office:value-type="float" office:value="19" calcext:value-type="float">
                <text:p>19</text:p>
              </table:table-cell>
              <table:table-cell table:style-name="ce17" office:value-type="float" office:value="6" calcext:value-type="float">
                <text:p>6</text:p>
              </table:table-cell>
              <table:table-cell table:style-name="ce17" office:value-type="string" calcext:value-type="string">
                <text:p>3.5.1</text:p>
              </table:table-cell>
              <table:table-cell table:style-name="ce23" office:value-type="string" calcext:value-type="string">
                <text:p>Resp. Firmware</text:p>
              </table:table-cell>
              <table:table-cell table:style-name="ce29"/>
              <table:table-cell table:style-name="ce32"/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2 Comprar peças de montagem</text:p>
              </table:table-cell>
              <table:table-cell table:style-name="ce17" office:value-type="float" office:value="18" calcext:value-type="float">
                <text:p>18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17" office:value-type="string" calcext:value-type="string">
                <text:p>2.1.3</text:p>
              </table:table-cell>
              <table:table-cell table:style-name="ce23" office:value-type="string" calcext:value-type="string">
                <text:p>Grupo</text:p>
              </table:table-cell>
              <table:table-cell table:style-name="ce29" office:value-type="string" office:string-value="??" calcext:value-type="string">
                <text:p>?? </text:p>
              </table:table-cell>
              <table:table-cell table:style-name="ce32"/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6.3 Corrigir design</text:p>
              </table:table-cell>
              <table:table-cell table:style-name="ce16" office:value-type="float" office:value="17" calcext:value-type="float">
                <text:p>17</text:p>
              </table:table-cell>
              <table:table-cell table:style-name="ce16" office:value-type="float" office:value="27" calcext:value-type="float">
                <text:p>27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84:.H88])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5">
              <table:table-cell table:style-name="ce3"/>
              <table:table-cell table:style-name="ce8" office:value-type="string" calcext:value-type="string">
                <text:p>3.6.3.1 Imprimir protótipo</text:p>
              </table:table-cell>
              <table:table-cell table:style-name="ce17" office:value-type="float" office:value="17" calcext:value-type="float">
                <text:p>17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2.1</text:p>
              </table:table-cell>
              <table:table-cell table:style-name="ce25" office:value-type="string" calcext:value-type="string">
                <text:p>Resp. Eng. Mecânica, impressora 3d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6">
              <table:table-cell table:style-name="ce3"/>
              <table:table-cell table:style-name="ce8" office:value-type="string" calcext:value-type="string">
                <text:p>3.6.3.2 Montar circuito</text:p>
              </table:table-cell>
              <table:table-cell table:style-name="ce17" office:value-type="float" office:value="19" calcext:value-type="float">
                <text:p>19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2</text:p>
              </table:table-cell>
              <table:table-cell table:style-name="ce25" office:value-type="string" calcext:value-type="string">
                <text:p>Resp. Eng. Eletrônica, componentes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3.3 Testar funcionamento</text:p>
              </table:table-cell>
              <table:table-cell table:style-name="ce17" office:value-type="float" office:value="20" calcext:value-type="float">
                <text:p>20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5.3.1; 3.5.3.2</text:p>
              </table:table-cell>
              <table:table-cell table:style-name="ce23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7">
              <table:table-cell table:style-name="ce3"/>
              <table:table-cell table:style-name="ce8" office:value-type="string" calcext:value-type="string">
                <text:p>3.6.3.4 Identificar e corrigir falhas</text:p>
              </table:table-cell>
              <table:table-cell table:style-name="ce17" office:value-type="float" office:value="22" calcext:value-type="float">
                <text:p>22</text:p>
              </table:table-cell>
              <table:table-cell table:style-name="ce17" office:value-type="float" office:value="4" calcext:value-type="float">
                <text:p>4</text:p>
              </table:table-cell>
              <table:table-cell table:style-name="ce17" office:value-type="string" calcext:value-type="string">
                <text:p>3.5.3.3</text:p>
              </table:table-cell>
              <table:table-cell table:style-name="ce25" office:value-type="string" calcext:value-type="string">
                <text:p>Resp. Eng. Eletrônica, Eng. Mecânica e Firmwar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3.5 Repetir 3.5.3</text:p>
              </table:table-cell>
              <table:table-cell table:style-name="ce17" office:value-type="float" office:value="17" calcext:value-type="float">
                <text:p>17</text:p>
              </table:table-cell>
              <table:table-cell table:style-name="ce17" office:value-type="float" office:value="27" calcext:value-type="float">
                <text:p>27</text:p>
              </table:table-cell>
              <table:table-cell table:style-name="ce17"/>
              <table:table-cell table:style-name="ce23"/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</table:table-row-group>
        </table:table-row-group>
        <table:table-row table:style-name="ro4">
          <table:table-cell table:style-name="ce4"/>
          <table:table-cell table:style-name="ce7" office:value-type="string" calcext:value-type="string">
            <text:p>4. Finalização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9" calcext:value-type="float">
            <text:p>9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48" table:number-columns-repeated="10"/>
          <table:table-cell table:style-name="ce56" table:number-columns-repeated="10"/>
          <table:table-cell table:style-name="ce61" table:number-columns-repeated="32"/>
          <table:table-cell table:style-name="ce4" table:number-columns-repeated="956"/>
        </table:table-row>
        <table:table-row-group>
          <table:table-row table:style-name="ro4">
            <table:table-cell table:style-name="ce3"/>
            <table:table-cell table:style-name="ce9" office:value-type="string" calcext:value-type="string">
              <text:p>4.1 Inspeção Final</text:p>
            </table:table-cell>
            <table:table-cell table:style-name="ce16" office:value-type="float" office:value="44" calcext:value-type="float">
              <text:p>44</text:p>
            </table:table-cell>
            <table:table-cell table:style-name="ce16" office:value-type="float" office:value="6" calcext:value-type="float">
              <text:p>6</text:p>
            </table:table-cell>
            <table:table-cell table:style-name="ce16"/>
            <table:table-cell table:style-name="ce24"/>
            <table:table-cell table:style-name="ce24" office:value-type="string" calcext:value-type="string">
              <text:p>-</text:p>
            </table:table-cell>
            <table:table-cell table:style-name="ce33" office:value-type="percentage" office:value="0" calcext:value-type="percentage">
              <text:p>0%</text:p>
            </table:table-cell>
            <table:table-cell table:style-name="ce49" table:number-columns-repeated="52"/>
            <table:table-cell table:style-name="ce3" table:number-columns-repeated="956"/>
          </table:table-row>
          <table:table-row-group>
            <table:table-row table:style-name="ro4">
              <table:table-cell table:style-name="ce3"/>
              <table:table-cell table:style-name="ce8" office:value-type="string" calcext:value-type="string">
                <text:p>4.1.1 Conferir se o sistema está de acordo com o projetado</text:p>
              </table:table-cell>
              <table:table-cell table:style-name="ce14" office:value-type="float" office:value="44" calcext:value-type="float">
                <text:p>44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1,2,3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1.2 Verificação de segurança e integridade do sistema (testes)</text:p>
              </table:table-cell>
              <table:table-cell table:style-name="ce14" office:value-type="float" office:value="45" calcext:value-type="float">
                <text:p>45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7" office:value-type="float" office:value="2.3" calcext:value-type="float">
                <text:p>2,3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1.3 Validação final do sistema</text:p>
              </table:table-cell>
              <table:table-cell table:style-name="ce14" office:value-type="float" office:value="47" calcext:value-type="float">
                <text:p>47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2, 3</text:p>
              </table:table-cell>
              <table:table-cell table:style-name="ce26" office:value-type="string" calcext:value-type="string">
                <text:p>Client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1.4 Adicionar informações adicionais à documentação</text:p>
              </table:table-cell>
              <table:table-cell table:style-name="ce14" office:value-type="float" office:value="48" calcext:value-type="float">
                <text:p>48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26"/>
              <table:table-cell table:style-name="ce29"/>
              <table:table-cell table:style-name="ce32"/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4.2 Conclusão do Projeto</text:p>
              </table:table-cell>
              <table:table-cell table:style-name="ce16" office:value-type="float" office:value="50" calcext:value-type="float">
                <text:p>50</text:p>
              </table:table-cell>
              <table:table-cell table:style-name="ce16" office:value-type="float" office:value="2" calcext:value-type="float">
                <text:p>2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96:.H101])" office:value-type="percentage" office:value="0.0833333333333333" calcext:value-type="percentage">
                <text:p>8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2.1 Hospedar Site e API</text:p>
              </table:table-cell>
              <table:table-cell table:style-name="ce14" office:value-type="float" office:value="50" calcext:value-type="float">
                <text:p>50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7" office:value-type="string" calcext:value-type="string">
                <text:p>'2, 3, 4.1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.5" calcext:value-type="percentage">
                <text:p>50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2.2 Cadastro dos administradores</text:p>
              </table:table-cell>
              <table:table-cell table:style-name="ce14" office:value-type="float" office:value="50" calcext:value-type="float">
                <text:p>50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26" office:value-type="string" calcext:value-type="string">
                <text:p>Resp. BD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52"/>
              <table:table-cell table:style-name="ce3" table:number-columns-repeated="956"/>
            </table:table-row>
          </table:table-row-group>
          <table:table-row table:style-name="ro4">
            <table:table-cell table:style-name="ce3"/>
            <table:table-cell table:style-name="ce8" office:value-type="string" calcext:value-type="string">
              <text:p>4.2.3 Arquivar os documentos do projeto</text:p>
            </table:table-cell>
            <table:table-cell table:style-name="ce14" office:value-type="float" office:value="50" calcext:value-type="float">
              <text:p>50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7" office:value-type="string" calcext:value-type="string">
              <text:p>2, 3, 4.1</text:p>
            </table:table-cell>
            <table:table-cell table:style-name="ce26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50" table:number-columns-repeated="52"/>
            <table:table-cell table:style-name="ce3" table:number-columns-repeated="956"/>
          </table:table-row>
          <table:table-row table:style-name="ro4">
            <table:table-cell table:style-name="ce3"/>
            <table:table-cell table:style-name="ce8" office:value-type="string" calcext:value-type="string">
              <text:p>4.2.3 Escrever instruções</text:p>
            </table:table-cell>
            <table:table-cell table:style-name="ce14" office:value-type="float" office:value="50" calcext:value-type="float">
              <text:p>50</text:p>
            </table:table-cell>
            <table:table-cell table:style-name="ce14" office:value-type="float" office:value="2" calcext:value-type="float">
              <text:p>2</text:p>
            </table:table-cell>
            <table:table-cell table:style-name="ce17" office:value-type="string" calcext:value-type="string">
              <text:p>1, 2, 3, 4.1</text:p>
            </table:table-cell>
            <table:table-cell table:style-name="ce26" office:value-type="string" calcext:value-type="string">
              <text:p>Resp. Documentação</text:p>
            </table:table-cell>
            <table:table-cell table:style-name="ce29"/>
            <table:table-cell table:style-name="ce32" office:value-type="percentage" office:value="0" calcext:value-type="percentage">
              <text:p>0%</text:p>
            </table:table-cell>
            <table:table-cell table:style-name="ce50" table:number-columns-repeated="52"/>
            <table:table-cell table:style-name="ce3" table:number-columns-repeated="956"/>
          </table:table-row>
          <table:table-row-group>
            <table:table-row table:style-name="ro4">
              <table:table-cell table:style-name="ce3"/>
              <table:table-cell table:style-name="ce8" office:value-type="string" calcext:value-type="string">
                <text:p>4.2.4 Liberar aplicação mobile para Download</text:p>
              </table:table-cell>
              <table:table-cell table:style-name="ce14" office:value-type="float" office:value="50" calcext:value-type="float">
                <text:p>50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7" office:value-type="float" office:value="2.3" calcext:value-type="float">
                <text:p>2,3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50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2.5 Apresentação do projeto para a comissão avaliativa de professores</text:p>
              </table:table-cell>
              <table:table-cell table:style-name="ce14" office:value-type="float" office:value="52" calcext:value-type="float">
                <text:p>52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1, 2, 3, 4.1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50" table:number-columns-repeated="52"/>
              <table:table-cell table:style-name="ce3" table:number-columns-repeated="956"/>
            </table:table-row>
          </table:table-row-group>
        </table:table-row-group>
        <table:table-row table:style-name="ro8" table:number-rows-repeated="1048474">
          <table:table-cell table:number-columns-repeated="1016"/>
        </table:table-row>
        <table:table-row table:style-name="ro9">
          <table:table-cell table:number-columns-repeated="1016"/>
        </table:table-row>
        <table:named-expressions>
          <table:named-range table:name="_xlnm.Print_Titles" table:base-cell-address="$'Planejador de Projetos'.$A$1" table:cell-range-address="$'Planejador de Projetos'.$A$2:.$AMJ$3" table:range-usable-as="repeat-column repeat-row"/>
        </table:named-expressions>
        <calcext:conditional-formats>
          <calcext:conditional-format calcext:target-range-address="'Planejador de Projetos'.I4:'Planejador de Projetos'.BH10 'Planejador de Projetos'.I24:'Planejador de Projetos'.BH26 'Planejador de Projetos'.S11:'Planejador de Projetos'.BH13 'Planejador de Projetos'.S15:'Planejador de Projetos'.BH23 'Planejador de Projetos'.S27:'Planejador de Projetos'.BH28 'Planejador de Projetos'.I29:'Planejador de Projetos'.BH32 'Planejador de Projetos'.S33:'Planejador de Projetos'.BH33 'Planejador de Projetos'.I34:'Planejador de Projetos'.BH37 'Planejador de Projetos'.S38:'Planejador de Projetos'.BH38 'Planejador de Projetos'.I39:'Planejador de Projetos'.BH39">
            <calcext:condition calcext:apply-style-name="ConditionalStyle_1" calcext:value="formula-is(PercentualConcluído)" calcext:base-cell-address="'Planejador de Projetos'.I4"/>
            <calcext:condition calcext:apply-style-name="ConditionalStyle_2" calcext:value="formula-is(PercentualConcluídoAlém)" calcext:base-cell-address="'Planejador de Projetos'.I4"/>
            <calcext:condition calcext:apply-style-name="ConditionalStyle_3" calcext:value="formula-is(Real)" calcext:base-cell-address="'Planejador de Projetos'.I4"/>
            <calcext:condition calcext:apply-style-name="ConditionalStyle_4" calcext:value="formula-is(RealAlém)" calcext:base-cell-address="'Planejador de Projetos'.I4"/>
            <calcext:condition calcext:apply-style-name="ConditionalStyle_5" calcext:value="formula-is(Plano)" calcext:base-cell-address="'Planejador de Projetos'.I4"/>
            <calcext:condition calcext:apply-style-name="ConditionalStyle_6" calcext:value="formula-is([.I$3]=período_selecionado)" calcext:base-cell-address="'Planejador de Projetos'.I4"/>
            <calcext:condition calcext:apply-style-name="ConditionalStyle_7" calcext:value="formula-is(MOD(COLUMN();2))" calcext:base-cell-address="'Planejador de Projetos'.I4"/>
            <calcext:condition calcext:apply-style-name="ConditionalStyle_8" calcext:value="formula-is(MOD(COLUMN();2)=0)" calcext:base-cell-address="'Planejador de Projetos'.I4"/>
          </calcext:conditional-format>
          <calcext:conditional-format calcext:target-range-address="'Planejador de Projetos'.I3:'Planejador de Projetos'.BH3">
            <calcext:condition calcext:apply-style-name="ConditionalStyle_9" calcext:value="formula-is([.I$3]=período_selecionado)" calcext:base-cell-address="'Planejador de Projetos'.I3"/>
          </calcext:conditional-format>
          <calcext:conditional-format calcext:target-range-address="'Planejador de Projetos'.I11:'Planejador de Projetos'.R13 'Planejador de Projetos'.I15:'Planejador de Projetos'.R23 'Planejador de Projetos'.I27:'Planejador de Projetos'.R28 'Planejador de Projetos'.I33:'Planejador de Projetos'.R33 'Planejador de Projetos'.I38:'Planejador de Projetos'.R38">
            <calcext:condition calcext:apply-style-name="ConditionalStyle_10" calcext:value="formula-is(PercentualConcluído)" calcext:base-cell-address="'Planejador de Projetos'.I11"/>
            <calcext:condition calcext:apply-style-name="ConditionalStyle_11" calcext:value="formula-is(PercentualConcluídoAlém)" calcext:base-cell-address="'Planejador de Projetos'.I11"/>
            <calcext:condition calcext:apply-style-name="ConditionalStyle_12" calcext:value="formula-is(Real)" calcext:base-cell-address="'Planejador de Projetos'.I11"/>
            <calcext:condition calcext:apply-style-name="ConditionalStyle_13" calcext:value="formula-is(RealAlém)" calcext:base-cell-address="'Planejador de Projetos'.I11"/>
            <calcext:condition calcext:apply-style-name="ConditionalStyle_14" calcext:value="formula-is(Plano)" calcext:base-cell-address="'Planejador de Projetos'.I11"/>
            <calcext:condition calcext:apply-style-name="ConditionalStyle_15" calcext:value="formula-is([.I$3]=período_selecionado)" calcext:base-cell-address="'Planejador de Projetos'.I11"/>
            <calcext:condition calcext:apply-style-name="ConditionalStyle_16" calcext:value="formula-is(MOD(COLUMN();2))" calcext:base-cell-address="'Planejador de Projetos'.I11"/>
            <calcext:condition calcext:apply-style-name="ConditionalStyle_17" calcext:value="formula-is(MOD(COLUMN();2)=0)" calcext:base-cell-address="'Planejador de Projetos'.I11"/>
          </calcext:conditional-format>
          <calcext:conditional-format calcext:target-range-address="'Planejador de Projetos'.S61:'Planejador de Projetos'.BH63 'Planejador de Projetos'.I64:'Planejador de Projetos'.BH65 'Planejador de Projetos'.I58:'Planejador de Projetos'.BH60 'Planejador de Projetos'.I83:'Planejador de Projetos'.BH83 'Planejador de Projetos'.I68:'Planejador de Projetos'.BH79 'Planejador de Projetos'.I40:'Planejador de Projetos'.BH53">
            <calcext:condition calcext:apply-style-name="ConditionalStyle_26" calcext:value="formula-is(PercentualConcluído)" calcext:base-cell-address="'Planejador de Projetos'.I40"/>
            <calcext:condition calcext:apply-style-name="ConditionalStyle_27" calcext:value="formula-is(PercentualConcluídoAlém)" calcext:base-cell-address="'Planejador de Projetos'.I40"/>
            <calcext:condition calcext:apply-style-name="ConditionalStyle_28" calcext:value="formula-is(Real)" calcext:base-cell-address="'Planejador de Projetos'.I40"/>
            <calcext:condition calcext:apply-style-name="ConditionalStyle_29" calcext:value="formula-is(RealAlém)" calcext:base-cell-address="'Planejador de Projetos'.I40"/>
            <calcext:condition calcext:apply-style-name="ConditionalStyle_30" calcext:value="formula-is(Plano)" calcext:base-cell-address="'Planejador de Projetos'.I40"/>
            <calcext:condition calcext:apply-style-name="ConditionalStyle_31" calcext:value="formula-is([.I$3]=período_selecionado)" calcext:base-cell-address="'Planejador de Projetos'.I40"/>
            <calcext:condition calcext:apply-style-name="ConditionalStyle_32" calcext:value="formula-is(MOD(COLUMN();2))" calcext:base-cell-address="'Planejador de Projetos'.I40"/>
            <calcext:condition calcext:apply-style-name="ConditionalStyle_33" calcext:value="formula-is(MOD(COLUMN();2)=0)" calcext:base-cell-address="'Planejador de Projetos'.I40"/>
          </calcext:conditional-format>
          <calcext:conditional-format calcext:target-range-address="'Planejador de Projetos'.I61:'Planejador de Projetos'.R63">
            <calcext:condition calcext:apply-style-name="ConditionalStyle_34" calcext:value="formula-is(PercentualConcluído)" calcext:base-cell-address="'Planejador de Projetos'.I61"/>
            <calcext:condition calcext:apply-style-name="ConditionalStyle_35" calcext:value="formula-is(PercentualConcluídoAlém)" calcext:base-cell-address="'Planejador de Projetos'.I61"/>
            <calcext:condition calcext:apply-style-name="ConditionalStyle_36" calcext:value="formula-is(Real)" calcext:base-cell-address="'Planejador de Projetos'.I61"/>
            <calcext:condition calcext:apply-style-name="ConditionalStyle_37" calcext:value="formula-is(RealAlém)" calcext:base-cell-address="'Planejador de Projetos'.I61"/>
            <calcext:condition calcext:apply-style-name="ConditionalStyle_38" calcext:value="formula-is(Plano)" calcext:base-cell-address="'Planejador de Projetos'.I61"/>
            <calcext:condition calcext:apply-style-name="ConditionalStyle_39" calcext:value="formula-is([.I$3]=período_selecionado)" calcext:base-cell-address="'Planejador de Projetos'.I61"/>
            <calcext:condition calcext:apply-style-name="ConditionalStyle_40" calcext:value="formula-is(MOD(COLUMN();2))" calcext:base-cell-address="'Planejador de Projetos'.I61"/>
            <calcext:condition calcext:apply-style-name="ConditionalStyle_41" calcext:value="formula-is(MOD(COLUMN();2)=0)" calcext:base-cell-address="'Planejador de Projetos'.I61"/>
          </calcext:conditional-format>
          <calcext:conditional-format calcext:target-range-address="'Planejador de Projetos'.I54:'Planejador de Projetos'.BH57 'Planejador de Projetos'.I66:'Planejador de Projetos'.BH67 'Planejador de Projetos'.I84:'Planejador de Projetos'.BH88 'Planejador de Projetos'.I80:'Planejador de Projetos'.BH82">
            <calcext:condition calcext:apply-style-name="ConditionalStyle_42" calcext:value="formula-is(PercentualConcluído)" calcext:base-cell-address="'Planejador de Projetos'.I54"/>
            <calcext:condition calcext:apply-style-name="ConditionalStyle_43" calcext:value="formula-is(PercentualConcluídoAlém)" calcext:base-cell-address="'Planejador de Projetos'.I54"/>
            <calcext:condition calcext:apply-style-name="ConditionalStyle_44" calcext:value="formula-is(Real)" calcext:base-cell-address="'Planejador de Projetos'.I54"/>
            <calcext:condition calcext:apply-style-name="ConditionalStyle_45" calcext:value="formula-is(RealAlém)" calcext:base-cell-address="'Planejador de Projetos'.I54"/>
            <calcext:condition calcext:apply-style-name="ConditionalStyle_46" calcext:value="formula-is(Plano)" calcext:base-cell-address="'Planejador de Projetos'.I54"/>
            <calcext:condition calcext:apply-style-name="ConditionalStyle_47" calcext:value="formula-is([.I$3]=período_selecionado)" calcext:base-cell-address="'Planejador de Projetos'.I54"/>
            <calcext:condition calcext:apply-style-name="ConditionalStyle_48" calcext:value="formula-is(MOD(COLUMN();2))" calcext:base-cell-address="'Planejador de Projetos'.I54"/>
            <calcext:condition calcext:apply-style-name="ConditionalStyle_49" calcext:value="formula-is(MOD(COLUMN();2)=0)" calcext:base-cell-address="'Planejador de Projetos'.I54"/>
          </calcext:conditional-format>
          <calcext:conditional-format calcext:target-range-address="'Planejador de Projetos'.I90:'Planejador de Projetos'.BH97">
            <calcext:condition calcext:apply-style-name="ConditionalStyle_50" calcext:value="formula-is(PercentualConcluído)" calcext:base-cell-address="'Planejador de Projetos'.I90"/>
            <calcext:condition calcext:apply-style-name="ConditionalStyle_51" calcext:value="formula-is(PercentualConcluídoAlém)" calcext:base-cell-address="'Planejador de Projetos'.I90"/>
            <calcext:condition calcext:apply-style-name="ConditionalStyle_52" calcext:value="formula-is(Real)" calcext:base-cell-address="'Planejador de Projetos'.I90"/>
            <calcext:condition calcext:apply-style-name="ConditionalStyle_53" calcext:value="formula-is(RealAlém)" calcext:base-cell-address="'Planejador de Projetos'.I90"/>
            <calcext:condition calcext:apply-style-name="ConditionalStyle_54" calcext:value="formula-is(Plano)" calcext:base-cell-address="'Planejador de Projetos'.I90"/>
            <calcext:condition calcext:apply-style-name="ConditionalStyle_55" calcext:value="formula-is([.I$3]=período_selecionado)" calcext:base-cell-address="'Planejador de Projetos'.I90"/>
            <calcext:condition calcext:apply-style-name="ConditionalStyle_56" calcext:value="formula-is(MOD(COLUMN();2))" calcext:base-cell-address="'Planejador de Projetos'.I90"/>
            <calcext:condition calcext:apply-style-name="ConditionalStyle_57" calcext:value="formula-is(MOD(COLUMN();2)=0)" calcext:base-cell-address="'Planejador de Projetos'.I90"/>
          </calcext:conditional-format>
          <calcext:conditional-format calcext:target-range-address="'Planejador de Projetos'.I98:'Planejador de Projetos'.BH101">
            <calcext:condition calcext:apply-style-name="ConditionalStyle_58" calcext:value="formula-is(PercentualConcluído)" calcext:base-cell-address="'Planejador de Projetos'.I98"/>
            <calcext:condition calcext:apply-style-name="ConditionalStyle_59" calcext:value="formula-is(PercentualConcluídoAlém)" calcext:base-cell-address="'Planejador de Projetos'.I98"/>
            <calcext:condition calcext:apply-style-name="ConditionalStyle_60" calcext:value="formula-is(Real)" calcext:base-cell-address="'Planejador de Projetos'.I98"/>
            <calcext:condition calcext:apply-style-name="ConditionalStyle_61" calcext:value="formula-is(RealAlém)" calcext:base-cell-address="'Planejador de Projetos'.I98"/>
            <calcext:condition calcext:apply-style-name="ConditionalStyle_62" calcext:value="formula-is(Plano)" calcext:base-cell-address="'Planejador de Projetos'.I98"/>
            <calcext:condition calcext:apply-style-name="ConditionalStyle_63" calcext:value="formula-is([.I$3]=período_selecionado)" calcext:base-cell-address="'Planejador de Projetos'.I98"/>
            <calcext:condition calcext:apply-style-name="ConditionalStyle_64" calcext:value="formula-is(MOD(COLUMN();2))" calcext:base-cell-address="'Planejador de Projetos'.I98"/>
            <calcext:condition calcext:apply-style-name="ConditionalStyle_65" calcext:value="formula-is(MOD(COLUMN();2)=0)" calcext:base-cell-address="'Planejador de Projetos'.I98"/>
          </calcext:conditional-format>
          <calcext:conditional-format calcext:target-range-address="'Planejador de Projetos'.S14:'Planejador de Projetos'.BH14">
            <calcext:condition calcext:apply-style-name="ConditionalStyle_82" calcext:value="formula-is(PercentualConcluído)" calcext:base-cell-address="'Planejador de Projetos'.S14"/>
            <calcext:condition calcext:apply-style-name="ConditionalStyle_83" calcext:value="formula-is(PercentualConcluídoAlém)" calcext:base-cell-address="'Planejador de Projetos'.S14"/>
            <calcext:condition calcext:apply-style-name="ConditionalStyle_84" calcext:value="formula-is(Real)" calcext:base-cell-address="'Planejador de Projetos'.S14"/>
            <calcext:condition calcext:apply-style-name="ConditionalStyle_85" calcext:value="formula-is(RealAlém)" calcext:base-cell-address="'Planejador de Projetos'.S14"/>
            <calcext:condition calcext:apply-style-name="ConditionalStyle_86" calcext:value="formula-is(Plano)" calcext:base-cell-address="'Planejador de Projetos'.S14"/>
            <calcext:condition calcext:apply-style-name="ConditionalStyle_87" calcext:value="formula-is([.S$3]=período_selecionado)" calcext:base-cell-address="'Planejador de Projetos'.S14"/>
            <calcext:condition calcext:apply-style-name="ConditionalStyle_88" calcext:value="formula-is(MOD(COLUMN();2))" calcext:base-cell-address="'Planejador de Projetos'.S14"/>
            <calcext:condition calcext:apply-style-name="ConditionalStyle_89" calcext:value="formula-is(MOD(COLUMN();2)=0)" calcext:base-cell-address="'Planejador de Projetos'.S14"/>
          </calcext:conditional-format>
          <calcext:conditional-format calcext:target-range-address="'Planejador de Projetos'.I14:'Planejador de Projetos'.R14">
            <calcext:condition calcext:apply-style-name="ConditionalStyle_90" calcext:value="formula-is(PercentualConcluído)" calcext:base-cell-address="'Planejador de Projetos'.I14"/>
            <calcext:condition calcext:apply-style-name="ConditionalStyle_91" calcext:value="formula-is(PercentualConcluídoAlém)" calcext:base-cell-address="'Planejador de Projetos'.I14"/>
            <calcext:condition calcext:apply-style-name="ConditionalStyle_92" calcext:value="formula-is(Real)" calcext:base-cell-address="'Planejador de Projetos'.I14"/>
            <calcext:condition calcext:apply-style-name="ConditionalStyle_93" calcext:value="formula-is(RealAlém)" calcext:base-cell-address="'Planejador de Projetos'.I14"/>
            <calcext:condition calcext:apply-style-name="ConditionalStyle_94" calcext:value="formula-is(Plano)" calcext:base-cell-address="'Planejador de Projetos'.I14"/>
            <calcext:condition calcext:apply-style-name="ConditionalStyle_95" calcext:value="formula-is([.I$3]=período_selecionado)" calcext:base-cell-address="'Planejador de Projetos'.I14"/>
            <calcext:condition calcext:apply-style-name="ConditionalStyle_96" calcext:value="formula-is(MOD(COLUMN();2))" calcext:base-cell-address="'Planejador de Projetos'.I14"/>
            <calcext:condition calcext:apply-style-name="ConditionalStyle_97" calcext:value="formula-is(MOD(COLUMN();2)=0)" calcext:base-cell-address="'Planejador de Projetos'.I14"/>
          </calcext:conditional-format>
          <calcext:conditional-format calcext:target-range-address="'Planejador de Projetos'.S89:'Planejador de Projetos'.BH89">
            <calcext:condition calcext:apply-style-name="ConditionalStyle_114" calcext:value="formula-is(PercentualConcluído)" calcext:base-cell-address="'Planejador de Projetos'.S89"/>
            <calcext:condition calcext:apply-style-name="ConditionalStyle_115" calcext:value="formula-is(PercentualConcluídoAlém)" calcext:base-cell-address="'Planejador de Projetos'.S89"/>
            <calcext:condition calcext:apply-style-name="ConditionalStyle_116" calcext:value="formula-is(Real)" calcext:base-cell-address="'Planejador de Projetos'.S89"/>
            <calcext:condition calcext:apply-style-name="ConditionalStyle_117" calcext:value="formula-is(RealAlém)" calcext:base-cell-address="'Planejador de Projetos'.S89"/>
            <calcext:condition calcext:apply-style-name="ConditionalStyle_118" calcext:value="formula-is(Plano)" calcext:base-cell-address="'Planejador de Projetos'.S89"/>
            <calcext:condition calcext:apply-style-name="ConditionalStyle_119" calcext:value="formula-is([.S$3]=período_selecionado)" calcext:base-cell-address="'Planejador de Projetos'.S89"/>
            <calcext:condition calcext:apply-style-name="ConditionalStyle_120" calcext:value="formula-is(MOD(COLUMN();2))" calcext:base-cell-address="'Planejador de Projetos'.S89"/>
            <calcext:condition calcext:apply-style-name="ConditionalStyle_121" calcext:value="formula-is(MOD(COLUMN();2)=0)" calcext:base-cell-address="'Planejador de Projetos'.S89"/>
          </calcext:conditional-format>
          <calcext:conditional-format calcext:target-range-address="'Planejador de Projetos'.I89:'Planejador de Projetos'.R89">
            <calcext:condition calcext:apply-style-name="ConditionalStyle_122" calcext:value="formula-is(PercentualConcluído)" calcext:base-cell-address="'Planejador de Projetos'.I89"/>
            <calcext:condition calcext:apply-style-name="ConditionalStyle_123" calcext:value="formula-is(PercentualConcluídoAlém)" calcext:base-cell-address="'Planejador de Projetos'.I89"/>
            <calcext:condition calcext:apply-style-name="ConditionalStyle_124" calcext:value="formula-is(Real)" calcext:base-cell-address="'Planejador de Projetos'.I89"/>
            <calcext:condition calcext:apply-style-name="ConditionalStyle_125" calcext:value="formula-is(RealAlém)" calcext:base-cell-address="'Planejador de Projetos'.I89"/>
            <calcext:condition calcext:apply-style-name="ConditionalStyle_126" calcext:value="formula-is(Plano)" calcext:base-cell-address="'Planejador de Projetos'.I89"/>
            <calcext:condition calcext:apply-style-name="ConditionalStyle_127" calcext:value="formula-is([.I$3]=período_selecionado)" calcext:base-cell-address="'Planejador de Projetos'.I89"/>
            <calcext:condition calcext:apply-style-name="ConditionalStyle_128" calcext:value="formula-is(MOD(COLUMN();2))" calcext:base-cell-address="'Planejador de Projetos'.I89"/>
            <calcext:condition calcext:apply-style-name="ConditionalStyle_129" calcext:value="formula-is(MOD(COLUMN();2)=0)" calcext:base-cell-address="'Planejador de Projetos'.I89"/>
          </calcext:conditional-format>
        </calcext:conditional-formats>
      </table:table>
      <table:named-expressions>
        <table:named-expression table:name="PercentualConcluído" table:base-cell-address="$'Planejador de Projetos'.$A$1" table:expression="PercentualConcluídoAlém*PeríodonoPlano"/>
        <table:named-expression table:name="PercentualConcluídoAlém" table:base-cell-address="$'Planejador de Projetos'.$A$1" table:expression="([$'Planejador de Projetos'.A$3]=MEDIAN([$'Planejador de Projetos'.A$3];[$'Planejador de Projetos'.$C1];[$'Planejador de Projetos'.$C1]+[$'Planejador de Projetos'.$D1])*([$'Planejador de Projetos'.$C1]&gt;0))*(([$'Planejador de Projetos'.A$3]&lt;(INT([$'Planejador de Projetos'.$C1]+[$'Planejador de Projetos'.$D1]*[$'Planejador de Projetos'.$H1])))+([$'Planejador de Projetos'.A$3]=[$'Planejador de Projetos'.$C1]))*([$'Planejador de Projetos'.$H1]&gt;0)"/>
        <table:named-expression table:name="PeríodonoPlano" table:base-cell-address="$'Planejador de Projetos'.$A$1" table:expression="[$'Planejador de Projetos'.A$3]=MEDIAN([$'Planejador de Projetos'.A$3];'planejador de projetos'!#REF!;'planejador de projetos'!#REF!+'planejador de projetos'!#REF!-1)"/>
        <table:named-expression table:name="PeríodoReal" table:base-cell-address="$'Planejador de Projetos'.$A$1" table:expression="[$'Planejador de Projetos'.A$3]=MEDIAN([$'Planejador de Projetos'.A$3];[$'Planejador de Projetos'.$C1];[$'Planejador de Projetos'.$C1]+[$'Planejador de Projetos'.$D1]-1)"/>
        <table:named-expression table:name="período_selecionado" table:base-cell-address="$'Planejador de Projetos'.$A$1" table:expression="'planejador de projetos'!#REF!"/>
        <table:named-expression table:name="Plano" table:base-cell-address="$'Planejador de Projetos'.$A$1" table:expression="PeríodonoPlano*('planejador de projetos'!#REF!&gt;0)"/>
        <table:named-expression table:name="Real" table:base-cell-address="$'Planejador de Projetos'.$A$1" table:expression="(PeríodoReal*([$'Planejador de Projetos'.$C1]&gt;0))*PeríodonoPlano"/>
        <table:named-expression table:name="RealAlém" table:base-cell-address="$'Planejador de Projetos'.$A$1" table:expression="PeríodoReal*([$'Planejador de Projetos'.$C1]&gt;0)"/>
        <table:named-range table:name="RegiãodoTítulo..BO60" table:base-cell-address="$'Planejador de Projetos'.$A$1" table:cell-range-address="$'Planejador de Projetos'.$B$2: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9P0" style:volatile="true">
      <number:number number:decimal-places="2" number:min-decimal-places="2" number:min-integer-digits="1" number:grouping="true"/>
      <number:text> </number:text>
    </number:number-style>
    <number:number-style style:name="N109P1" style:volatile="true">
      <number:number number:decimal-places="2" number:min-decimal-places="2" number:min-integer-digits="1" number:grouping="true"/>
      <number:text> </number:text>
    </number:number-style>
    <number:number-style style:name="N109P2" style:volatile="true">
      <number:text>-</number:text>
      <number:number number:decimal-places="0" number:min-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5__20_concluída" style:display-name="% concluída" style:family="table-cell" style:parent-style-name="Default" style:data-style-name="N0">
      <style:table-cell-properties fo:background-color="#735773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tividade" style:family="table-cell" style:parent-style-name="Default" style:data-style-name="N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ontrole_20_de_20_Realce_20_do_20_Período" style:display-name="Controle de Realce do Período" style:family="table-cell" style:parent-style-name="Default" style:data-style-name="N0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1" style:display-name="Excel Built-in Heading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Legenda_20_de_20__25__20_concluída_20__28_além_20_de_20_plano_29_" style:display-name="Legenda de % concluída (além de plano)" style:family="table-cell" style:parent-style-name="Default" style:data-style-name="N0">
      <style:table-cell-properties fo:background-color="#e9ab51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egenda_20_de_20_Real" style:display-name="Legenda de Real" style:family="table-cell" style:parent-style-name="Default" style:data-style-name="N0">
      <style:table-cell-properties fo:background-color="#b5a1b5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egenda_20_de_20_Real_20__28_além_20_de_20_plano_29_" style:display-name="Legenda de Real (além de plano)" style:family="table-cell" style:parent-style-name="Default" style:data-style-name="N0">
      <style:table-cell-properties fo:background-color="#d6bca8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egenda_20_do_20_plano" style:display-name="Legenda do plano" style:family="table-cell" style:parent-style-name="Default" style:data-style-name="N0">
      <style:table-cell-properties fo:border-bottom="2.49pt solid #ffffff" fo:background-color="#dcd5dc" style:cell-protect="protected" style:print-content="true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gem_20_concluída" style:display-name="Porcentagem concluída" style:family="table-cell" style:parent-style-name="Default" style:data-style-name="N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Rótulo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Títulos_20_de_20_Períodos" style:display-name="Títulos de Período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s_20_de_20_Projeto" style:display-name="Títulos de Projeto" style:family="table-cell" style:parent-style-name="Default" style:data-style-name="N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alor_20_do_20_Período" style:display-name="Valor do Período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0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7" style:display-name="ConditionalStyle_7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0" style:display-name="ConditionalStyle_10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1" style:display-name="ConditionalStyle_11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2" style:display-name="ConditionalStyle_12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3" style:display-name="ConditionalStyle_13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4" style:display-name="ConditionalStyle_14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5" style:display-name="ConditionalStyle_15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6" style:display-name="ConditionalStyle_16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7" style:display-name="ConditionalStyle_17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8" style:display-name="ConditionalStyle_18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9" style:display-name="ConditionalStyle_19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20" style:display-name="ConditionalStyle_20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21" style:display-name="ConditionalStyle_21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22" style:display-name="ConditionalStyle_22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23" style:display-name="ConditionalStyle_23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24" style:display-name="ConditionalStyle_24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25" style:display-name="ConditionalStyle_25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26" style:display-name="ConditionalStyle_26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27" style:display-name="ConditionalStyle_27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28" style:display-name="ConditionalStyle_28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29" style:display-name="ConditionalStyle_29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30" style:display-name="ConditionalStyle_30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31" style:display-name="ConditionalStyle_31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32" style:display-name="ConditionalStyle_32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33" style:display-name="ConditionalStyle_33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34" style:display-name="ConditionalStyle_34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35" style:display-name="ConditionalStyle_35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36" style:display-name="ConditionalStyle_36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37" style:display-name="ConditionalStyle_37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38" style:display-name="ConditionalStyle_38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39" style:display-name="ConditionalStyle_3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40" style:display-name="ConditionalStyle_40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41" style:display-name="ConditionalStyle_41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42" style:display-name="ConditionalStyle_42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43" style:display-name="ConditionalStyle_43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44" style:display-name="ConditionalStyle_44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45" style:display-name="ConditionalStyle_45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46" style:display-name="ConditionalStyle_46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47" style:display-name="ConditionalStyle_47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48" style:display-name="ConditionalStyle_48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49" style:display-name="ConditionalStyle_49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50" style:display-name="ConditionalStyle_50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51" style:display-name="ConditionalStyle_51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52" style:display-name="ConditionalStyle_52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53" style:display-name="ConditionalStyle_53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54" style:display-name="ConditionalStyle_54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55" style:display-name="ConditionalStyle_55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56" style:display-name="ConditionalStyle_56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57" style:display-name="ConditionalStyle_57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58" style:display-name="ConditionalStyle_58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59" style:display-name="ConditionalStyle_59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60" style:display-name="ConditionalStyle_60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61" style:display-name="ConditionalStyle_61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62" style:display-name="ConditionalStyle_62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63" style:display-name="ConditionalStyle_63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64" style:display-name="ConditionalStyle_64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65" style:display-name="ConditionalStyle_65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66" style:display-name="ConditionalStyle_66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67" style:display-name="ConditionalStyle_67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68" style:display-name="ConditionalStyle_68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69" style:display-name="ConditionalStyle_69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70" style:display-name="ConditionalStyle_70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71" style:display-name="ConditionalStyle_71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72" style:display-name="ConditionalStyle_72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73" style:display-name="ConditionalStyle_73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74" style:display-name="ConditionalStyle_74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75" style:display-name="ConditionalStyle_75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76" style:display-name="ConditionalStyle_76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77" style:display-name="ConditionalStyle_77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78" style:display-name="ConditionalStyle_78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79" style:display-name="ConditionalStyle_7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80" style:display-name="ConditionalStyle_80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81" style:display-name="ConditionalStyle_81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82" style:display-name="ConditionalStyle_82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83" style:display-name="ConditionalStyle_83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84" style:display-name="ConditionalStyle_84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85" style:display-name="ConditionalStyle_85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86" style:display-name="ConditionalStyle_86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87" style:display-name="ConditionalStyle_87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88" style:display-name="ConditionalStyle_88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89" style:display-name="ConditionalStyle_89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90" style:display-name="ConditionalStyle_90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91" style:display-name="ConditionalStyle_91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92" style:display-name="ConditionalStyle_92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93" style:display-name="ConditionalStyle_93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94" style:display-name="ConditionalStyle_94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95" style:display-name="ConditionalStyle_95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96" style:display-name="ConditionalStyle_96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97" style:display-name="ConditionalStyle_97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98" style:display-name="ConditionalStyle_98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99" style:display-name="ConditionalStyle_99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00" style:display-name="ConditionalStyle_100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01" style:display-name="ConditionalStyle_101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02" style:display-name="ConditionalStyle_102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03" style:display-name="ConditionalStyle_103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04" style:display-name="ConditionalStyle_104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05" style:display-name="ConditionalStyle_105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06" style:display-name="ConditionalStyle_106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07" style:display-name="ConditionalStyle_107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08" style:display-name="ConditionalStyle_108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09" style:display-name="ConditionalStyle_109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10" style:display-name="ConditionalStyle_110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11" style:display-name="ConditionalStyle_111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12" style:display-name="ConditionalStyle_112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13" style:display-name="ConditionalStyle_113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14" style:display-name="ConditionalStyle_114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15" style:display-name="ConditionalStyle_115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16" style:display-name="ConditionalStyle_116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17" style:display-name="ConditionalStyle_117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18" style:display-name="ConditionalStyle_118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19" style:display-name="ConditionalStyle_11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20" style:display-name="ConditionalStyle_120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21" style:display-name="ConditionalStyle_121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22" style:display-name="ConditionalStyle_122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23" style:display-name="ConditionalStyle_123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24" style:display-name="ConditionalStyle_124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25" style:display-name="ConditionalStyle_125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26" style:display-name="ConditionalStyle_126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27" style:display-name="ConditionalStyle_127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28" style:display-name="ConditionalStyle_128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29" style:display-name="ConditionalStyle_129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7:49:53.67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ejador_20_de_20_Projetos" style:display-name="PageStyle_Planejador de Projetos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05T05:14:59</meta:creation-date>
    <meta:initial-creator>Leandro Piardi</meta:initial-creator>
    <dc:language>pt-BR</dc:language>
    <dc:date>2020-12-22T17:59:25.511000000</dc:date>
    <meta:editing-cycles>15</meta:editing-cycles>
    <meta:editing-duration>PT2H55M16S</meta:editing-duration>
    <meta:generator>LibreOffice/7.0.2.2$Windows_X86_64 LibreOffice_project/8349ace3c3162073abd90d81fd06dcfb6b36b994</meta:generator>
    <meta:document-statistic meta:table-count="1" meta:cell-count="6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